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
      <text:section text:style-name="Sect_letHead" text:name="Sect_letHead">
        <text:p text:style-name="letter_.ggo-Telu-IN_letHead_body">అ<text:variable-set text:name="Left_Guideword_L" text:display="none" text:formula="ooow: " office:value-type="string" office:string-value=""/><text:variable-set text:name="RLeft_Guideword_L" text:display="none" text:formula="ooow: అకుర్పొక్ (మహ్న)" office:value-type="string" office:string-value="అకుర్పొక్ (మహ్న)"/></text:p>
        <text:s text:c="1"> </text:s>
      </text:section>
      <text:section text:style-name="Sect_letData" text:name="Sect_letData">
        <text:p text:style-name="entry_letData_body"><text:span text:style-name="headword_.ggo-Telu-IN_entry_letData_body">అకుర్పొక్ (మహ్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పొక్ (మహ్న)" office:value-type="string" office:string-value="అకుర్పొక్ (మహ్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పొక్ (మహ్న)" office:value-type="string" office:string-value="అకుర్పొక్ (మహ్న)"/></text:span><text:span/><text:s text:c="1"> </text:s><text:span text:style-name="span_.en_pronunciation_.ggo-fonipa-x-emic_pronunciations_entry_letData_body">[</text:span><text:span text:style-name="span_.ggo-fonipa-x-emic_pronunciation_.ggo-fonipa-x-emic_pronunciations_entry_letData_body">akurpok (mahna)</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onth 6 of the Gond year (August-September).</text:span><text:s text:c="1"> </text:s><text:span text:style-name="span_.te_LexSensepublishStemGlossPubL3_.te_sense_senses_entry_letData_body">భాద్రపదం</text:span><text:s text:c="1"> </text:s></text:p>
        <text:p text:style-name="entry_letData_body"><text:span text:style-name="headword_.ggo-Telu-IN_entry_letData_body">అక్క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ల్" office:value-type="string" office:string-value="అక్క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ల్" office:value-type="string" office:string-value="అక్కల్"/></text:span><text:span/><text:s text:c="1"> </text:s><text:span text:style-name="span_.en_pronunciation_.ggo-fonipa-x-emic_pronunciations_entry_letData_body">[</text:span><text:span text:style-name="span_.ggo-fonipa-x-emic_pronunciation_.ggo-fonipa-x-emic_pronunciations_entry_letData_body">akkal</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te_LexSensepublishStemGlossPubL3_.te_sense_senses_entry_letData_body">బుద్ధి</text:span><text:s text:c="1"> </text:s><text:span text:style-name="xsensenumber_sense_senses_entry_letData_body">2</text:span><text:span text:style-name="span_.en_definition_.en_sense_senses_entry_letData_body">wisdom.</text:span><text:s text:c="1"> </text:s><text:span text:style-name="span_.te_xitem_.te_LexSensepublishStemGlossPubL3_.te_sense_senses_entry_letData_body">తెలివి</text:span><text:s text:c="1"> </text:s><text:span text:style-name="span_.hi_xitem_.hi_LexSensepublishStemGlossPubL3_.te_sense_senses_entry_letData_body">बुद्धि</text:span><text:s text:c="1"> </text:s><text:span text:style-name="span_.ggo-Telu-IN_example_.ggo-Telu-IN_xitem_examples_sense_senses_entry_letData_body">అక్కల్ మన్వల్ మాయ్నల్ చొకొట్ మందంతొర్.</text:span><text:s text:c="1"> </text:s><text:span text:style-name="span_.te_translationL3_.te_translations_xitem_examples_sense_senses_entry_letData_body">బుద్ధి గల వ్యక్తి మంచిగా ఉంటాడు.</text:span><text:s text:c="1"> </text:s><text:span text:style-name="span_.ggo-Telu-IN_example_.ggo-Telu-IN_xitem_examples_sense_senses_entry_letData_body">బయ్యె బాబలిర్ కాండిన్ అక్కల్ బుద్ది కరుసన.</text:span><text:s text:c="1"> </text:s><text:span text:style-name="span_.te_translationL3_.te_translations_xitem_examples_sense_senses_entry_letData_body">తండ్రి తల్లి కొడుకులను తెలివి తేటలు నేర్పాలి.</text:span><text:s text:c="1"> </text:s></text:p>
        <text:p text:style-name="entry_letData_body"><text:span text:style-name="headword_.ggo-Telu-IN_entry_letData_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 māmal</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2488">అక్కొ మామల్</text:a></text:span><text:span text:style-name="span_.en_primaryrefs_entry_letData_body">) </text:span><text:span text:style-name="span_.en_partofspeech_.en_grammaticalinfo_sense_senses_entry_letData_body">n</text:span><text:s text:c="1"> </text:s><text:span text:style-name="span_.te_LexSensepublishStemGlossPubL3_.te_sense_senses_entry_letData_body">తాత మామయ్య</text:span><text:s text:c="1"> </text:s><text:span text:style-name="span_.ggo-Telu-IN_example_.ggo-Telu-IN_examples_sense_senses_entry_letData_body">నన్ అక్కొ మామలిర్ సోరిక్ దాంతొన్.</text:span><text:s text:c="1"> </text:s><text:span text:style-name="span_.te_translationL3_.te_translations_examples_sense_senses_entry_letData_body">నేనూ తాతయ్య మామయ్య ఇంటికి సంబంధానికి వెలుతాను.</text:span><text:s text:c="1"> </text:s></text:p>
        <text:p text:style-name="entry_letData_body"><text:span text:style-name="headword_.ggo-Telu-IN_entry_letData_body"><text:bookmark-start text:name="hvo2488"/><text:bookmark-end text:name="hvo2488"/>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aternal grandfather.</text:span><text:s text:c="1"> </text:s><text:span text:style-name="span_.te_xitem_.te_LexSensepublishStemGlossPubL3_.te_sense_senses_entry_letData_body">తాత</text:span><text:s text:c="1"> </text:s><text:span text:style-name="span_.hi_xitem_.hi_LexSensepublishStemGlossPubL3_.te_sense_senses_entry_letData_body">तात; नानादादा; बूढा आदमी</text:span><text:s text:c="1"> </text:s><text:span text:style-name="span_.ggo-Telu-IN_example_.ggo-Telu-IN_xitem_examples_sense_senses_entry_letData_body">మావొర్ అక్కొ డగుర్.</text:span><text:s text:c="1"> </text:s><text:span text:style-name="span_.te_translationL3_.te_translations_xitem_examples_sense_senses_entry_letData_body">మా తాతయ్య పెద్దవాడు.</text:span><text:s text:c="1"> </text:s><text:span text:style-name="span_.ggo-Telu-IN_example_.ggo-Telu-IN_xitem_examples_sense_senses_entry_letData_body">అక్కొ చుట్ట ఉంజెర్ మంతొర్.</text:span><text:s text:c="1"> </text:s><text:span text:style-name="span_.te_translationL3_.te_translations_xitem_examples_sense_senses_entry_letData_body">తాతయ్య చుట్ట తాగుతున్నాడు.</text:span><text:s text:c="1"> </text:s><text:span text:style-name="span_.en_LexEntryTypepublishStemComplexFormTypeReverseAbbrPub_.en_complexformtype_complexformrefs_entry_letData_body">der.</text:span><text:s text:c="1"> </text:s><text:span text:style-name="complexformform_.ggo-Telu-IN_complexformrefs_entry_letData_body">అక్కొ మామల</text:span><text:s text:c="1"> </text:s></text:p>
        <text:p text:style-name="entry_letData_body"><text:span text:style-name="headword_.ggo-Telu-IN_entry_letData_body">అక్డె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డెమాత" office:value-type="string" office:string-value="అక్డె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డెమాత" office:value-type="string" office:string-value="అక్డెమాత"/></text:span><text:span/><text:s text:c="1"> </text:s><text:span text:style-name="span_.en_pronunciation_.ggo-fonipa-x-emic_pronunciations_entry_letData_body">[</text:span><text:span text:style-name="span_.ggo-fonipa-x-emic_pronunciation_.ggo-fonipa-x-emic_pronunciations_entry_letData_body">akḍemāta</text:span><text:span text:style-name="span_.en_pronunciation_.ggo-fonipa-x-emic_pronunciations_entry_letData_body">]</text:span><text:s text:c="1"> </text:s><text:span text:style-name="span_.te_LexSensepublishStemGlossPubL3_.te_sense_senses_entry_letData_body">ముడ్చుకున్నది</text:span><text:s text:c="1"> </text:s><text:span text:style-name="span_.ggo-Telu-IN_example_.ggo-Telu-IN_examples_sense_senses_entry_letData_body">నావంగ్ కాల్క్ అక్డెమాతంగ్.</text:span><text:s text:c="1"> </text:s><text:span text:style-name="span_.te_translationL3_.te_translations_examples_sense_senses_entry_letData_body">నా కాళ్లు ముడ్చుకున్నాయి.</text:span><text:s text:c="1"> </text:s></text:p>
        <text:p text:style-name="entry_letData_body"><text:span text:style-name="headword_.ggo-Telu-IN_entry_letData_body">అక్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 office:value-type="string" office:string-value="అక్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 office:value-type="string" office:string-value="అక్ర"/></text:span><text:span/><text:s text:c="1"> </text:s><text:span text:style-name="span_.en_pronunciation_.ggo-fonipa-x-emic_pronunciations_entry_letData_body">[</text:span><text:span text:style-name="span_.ggo-fonipa-x-emic_pronunciation_.ggo-fonipa-x-emic_pronunciations_entry_letData_body">ak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leven.</text:span><text:s text:c="1"> </text:s><text:span text:style-name="span_.te_xitem_.te_LexSensepublishStemGlossPubL3_.te_sense_senses_entry_letData_body">(11) పదకొండు</text:span><text:s text:c="1"> </text:s><text:span text:style-name="span_.hi_xitem_.hi_LexSensepublishStemGlossPubL3_.te_sense_senses_entry_letData_body">ग्यारह</text:span><text:s text:c="1"> </text:s><text:span text:style-name="span_.ggo-Telu-IN_example_.ggo-Telu-IN_examples_sense_senses_entry_letData_body">నాకున్ అక్ర హెర్రెంగ్ మంతంగ్.</text:span><text:s text:c="1"> </text:s><text:span text:style-name="span_.te_translationL3_.te_translations_examples_sense_senses_entry_letData_body">నాకు పదకొండు మేకలు ఉన్నాయి.</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a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s</text:span><text:s text:c="1"> </text:s><text:span text:style-name="span_.te_LexSensepublishStemGlossPubL3_.te_sense_senses_entry_letData_body">అక్షరాలు</text:span><text:s text:c="1"> </text:s><text:span text:style-name="span_.ggo-Telu-IN_example_.ggo-Telu-IN_examples_sense_senses_entry_letData_body">మస్తరల్ అక్సర్కున్ వెహ్తొర్.</text:span><text:s text:c="1"> </text:s><text:span text:style-name="span_.te_translationL3_.te_translations_examples_sense_senses_entry_letData_body">గురువు అక్షరాలు చెప్పాడు.</text:span><text:s text:c="1"> </text:s></text:p>
        <text:p text:style-name="entry_letData_body"><text:span text:style-name="headword_.ggo-Telu-IN_entry_letData_body">అక్సర్క్‌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క్‌నె" office:value-type="string" office:string-value="అక్సర్క్‌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క్‌నె" office:value-type="string" office:string-value="అక్సర్క్‌నె"/></text:span><text:span/><text:s text:c="1"> </text:s><text:span text:style-name="span_.en_pronunciation_.ggo-fonipa-x-emic_pronunciations_entry_letData_body">[</text:span><text:span text:style-name="span_.ggo-fonipa-x-emic_pronunciation_.ggo-fonipa-x-emic_pronunciations_entry_letData_body">aksarkne</text:span><text:span text:style-name="span_.en_pronunciation_.ggo-fonipa-x-emic_pronunciations_entry_letData_body">]</text:span><text:s text:c="1"> </text:s><text:span text:style-name="span_.te_LexSensepublishStemGlossPubL3_.te_sense_senses_entry_letData_body">అచ్చరాలతో</text:span><text:s text:c="1"> </text:s><text:span text:style-name="span_.ggo-Telu-IN_example_.ggo-Telu-IN_examples_sense_senses_entry_letData_body">గోండి బాసతున్ అక్సర్క్‌నె లిహి కీంతెర్.</text:span><text:s text:c="1"> </text:s><text:span text:style-name="span_.te_translationL3_.te_translations_examples_sense_senses_entry_letData_body">గోండిని అచ్చరాలలో రాసుకుంటారు.</text:span><text:s text:c="1"> </text:s></text:p>
        <text:p text:style-name="entry_letData_body"><text:span text:style-name="headword_.ggo-Telu-IN_entry_letData_body">అక్సెదం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గ్" office:value-type="string" office:string-value="అక్సెదం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గ్" office:value-type="string" office:string-value="అక్సెదంగ్"/></text:span><text:span/><text:s text:c="1"> </text:s><text:span text:style-name="span_.en_pronunciation_.ggo-fonipa-x-emic_pronunciations_entry_letData_body">[</text:span><text:span text:style-name="span_.ggo-fonipa-x-emic_pronunciation_.ggo-fonipa-x-emic_pronunciations_entry_letData_body">aksedaṅg</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rice with vermilion</text:span><text:s text:c="1"> </text:s><text:span text:style-name="span_.te_LexSensepublishStemGlossPubL3_.te_sense_senses_entry_letData_body">పసుపు బియ్యం</text:span><text:s text:c="1"> </text:s><text:span text:style-name="xsensenumber_sense_senses_entry_letData_body">2</text:span><text:span text:style-name="span_.en_definition_.en_sense_senses_entry_letData_body">rice mixed with vermilion thrown at a wedding, or on cattle (e.g. during 'laxmi pooja') in order to bless.</text:span><text:s text:c="1"> </text:s><text:span text:style-name="span_.hi_LexSensepublishStemGlossPubL4_.hi_sense_senses_entry_letData_body">अक्षतब.; हल्दी और कुंकुम से मिश्रित चावल</text:span><text:s text:c="1"> </text:s><text:span text:style-name="span_.ggo-Telu-IN_example_.ggo-Telu-IN_examples_sense_senses_entry_letData_body">గొవుర్ దన్ గోటమ్నె నొవ్రి నొవ్రనగ సమ్దిర్ అక్సెదాంగ్ వాటంతెర్.</text:span><text:s text:c="1"> </text:s><text:span text:style-name="span_.en_xitem_.en_translation_.en_translations_examples_sense_senses_entry_letData_body">At the wedding place, everyone throws rice on the bride andgroom.</text:span><text:s text:c="1"> </text:s><text:span text:style-name="span_.te_xitem_.te_translation_.en_translations_examples_sense_senses_entry_letData_body">#పెండ్లి పందిరిలో పడుసు, వరులకు పసుపు బియ్యం వేస్తారు.</text:span><text:s text:c="1"> </text:s></text:p>
        <text:p text:style-name="entry_letData_body"><text:span text:style-name="headword_.ggo-Telu-IN_entry_letData_body">అక్సెదన ది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న దివొస్" office:value-type="string" office:string-value="అక్సెదన ది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న దివొస్" office:value-type="string" office:string-value="అక్సెదన దివొస్"/></text:span><text:span/><text:s text:c="1"> </text:s><text:span text:style-name="span_.en_pronunciation_.ggo-fonipa-x-emic_pronunciations_entry_letData_body">[</text:span><text:span text:style-name="span_.ggo-fonipa-x-emic_pronunciation_.ggo-fonipa-x-emic_pronunciations_entry_letData_body">aksedana divos</text:span><text:span text:style-name="span_.en_pronunciation_.ggo-fonipa-x-emic_pronunciations_entry_letData_body">]</text:span><text:s text:c="1"> </text:s><text:span text:style-name="span_.en_definition_.en_sense_senses_entry_letData_body">wedding day</text:span><text:s text:c="1"> </text:s><text:span text:style-name="span_.te_LexSensepublishStemGlossPubL3_.te_sense_senses_entry_letData_body">పెళ్లి రోజు</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e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text:span><text:s text:c="1"> </text:s><text:span text:style-name="span_.te_xitem_.te_LexSensepublishStemGlossPubL3_.te_sense_senses_entry_letData_body">అక్షరం</text:span><text:s text:c="1"> </text:s><text:span text:style-name="span_.hi_xitem_.hi_LexSensepublishStemGlossPubL3_.te_sense_senses_entry_letData_body">अक्षर; वर्ण</text:span><text:s text:c="1"> </text:s><text:span text:style-name="span_.ggo-Telu-IN_example_.ggo-Telu-IN_examples_sense_senses_entry_letData_body">అక్సెర్ ఉంది గునం.</text:span><text:s text:c="1"> </text:s><text:span text:style-name="span_.te_translationL3_.te_translations_examples_sense_senses_entry_letData_body">అక్షరం ఉంది గుణం.</text:span><text:s text:c="1"> </text:s></text:p>
        <text:p text:style-name="entry_letData_body"><text:span text:style-name="headword_.ggo-Telu-IN_entry_letData_body">అగ్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ల్" office:value-type="string" office:string-value="అగ్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ల్" office:value-type="string" office:string-value="అగ్గటల్"/></text:span><text:span/><text:s text:c="1"> </text:s><text:span text:style-name="span_.en_pronunciation_.ggo-fonipa-x-emic_pronunciations_entry_letData_body">[</text:span><text:span text:style-name="span_.ggo-fonipa-x-emic_pronunciation_.ggo-fonipa-x-emic_pronunciations_entry_letData_body">aggaṭal</text:span><text:span text:style-name="span_.en_pronunciation_.ggo-fonipa-x-emic_pronunciations_entry_letData_body">]</text:span><text:s text:c="1"> </text:s><text:span text:style-name="span_.en_partofspeech_.en_grammaticalinfo_entry_letData_body">adv</text:span><text:s text:c="1"> </text:s><text:span text:style-name="xsensenumber_sense_senses_entry_letData_body">1</text:span><text:span text:style-name="span_.en_definition_.en_sense_senses_entry_letData_body">from there (nm.)</text:span><text:s text:c="1"> </text:s><text:span text:style-name="span_.te_xitem_.te_LexSensepublishStemGlossPubL3_.te_sense_senses_entry_letData_body">నుంచి</text:span><text:s text:c="1"> </text:s><text:span text:style-name="span_.hi_xitem_.hi_LexSensepublishStemGlossPubL3_.te_sense_senses_entry_letData_body">वहा से</text:span><text:s text:c="1"> </text:s><text:span text:style-name="xsensenumber_sense_senses_entry_letData_body">2</text:span><text:span text:style-name="span_.en_definition_.en_sense_senses_entry_letData_body">someone (nm.) or something from there.</text:span><text:s text:c="1"> </text:s><text:span text:style-name="span_.te_LexSensepublishStemGlossPubL3_.te_sense_senses_entry_letData_body">అక్కడనుండి</text:span><text:s text:c="1"> </text:s><text:span text:style-name="span_.ggo-Telu-IN_example_.ggo-Telu-IN_examples_sense_senses_entry_letData_body">అగ్గటల్ నన్న నీకున్ సూడ్తొన్.</text:span><text:s text:c="1"> </text:s><text:span text:style-name="span_.te_translationL3_.te_translations_examples_sense_senses_entry_letData_body">అక్కడి నుండి నేను నిన్ను చూసాను.</text:span><text:s text:c="1"> </text:s></text:p>
        <text:p text:style-name="entry_letData_body"><text:span text:style-name="headword_.ggo-Telu-IN_entry_letData_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ṭor</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9540">అగ్గటొర్</text:a></text:span><text:span text:style-name="span_.en_primaryrefs_entry_letData_body">) </text:span><text:span text:style-name="span_.en_partofspeech_.en_grammaticalinfo_sense_senses_entry_letData_body">n</text:span><text:s text:c="1"> </text:s><text:span text:style-name="span_.en_definition_.en_sense_senses_entry_letData_body">man from there.</text:span><text:s text:c="1"> </text:s><text:span text:style-name="span_.te_LexSensepublishStemGlossPubL3_.te_sense_senses_entry_letData_body">అక్కడివారు</text:span><text:s text:c="1"> </text:s><text:span text:style-name="span_.ggo-Telu-IN_example_.ggo-Telu-IN_examples_sense_senses_entry_letData_body">వేర్ మాయ్నల్ అగ్గటొర్.</text:span><text:s text:c="1"> </text:s><text:span text:style-name="span_.en_xitem_.en_translation_.en_translations_examples_sense_senses_entry_letData_body">This man is from there.</text:span><text:s text:c="1"> </text:s><text:span text:style-name="span_.te_xitem_.te_translation_.en_translations_examples_sense_senses_entry_letData_body">ఈ వ్యక్తి అక్కడి వారు.</text:span><text:s text:c="1"> </text:s></text:p>
        <text:p text:style-name="entry_letData_body"><text:span text:style-name="headword_.ggo-Telu-IN_entry_letData_body"><text:bookmark-start text:name="hvo9540"/><text:bookmark-end text:name="hvo9540"/>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text:span><text:span text:style-name="span_.en_pronunciation_.ggo-fonipa-x-emic_pronunciations_entry_letData_body">]</text:span><text:s text:c="1"> </text:s><text:span text:style-name="xsensenumber_sense_senses_entry_letData_body">1</text:span><text:span text:style-name="span_.en_partofspeech_.en_grammaticalinfo_sense_senses_entry_letData_body">adv</text:span><text:s text:c="1"> </text:s><text:span text:style-name="span_.en_definition_.en_sense_senses_entry_letData_body">there.</text:span><text:s text:c="1"> </text:s><text:span text:style-name="span_.te_xitem_.te_LexSensepublishStemGlossPubL3_.te_sense_senses_entry_letData_body">అక్కడ</text:span><text:s text:c="1"> </text:s><text:span text:style-name="span_.hi_xitem_.hi_LexSensepublishStemGlossPubL3_.te_sense_senses_entry_letData_body">वहा</text:span><text:s text:c="1"> </text:s><text:span text:style-name="span_.ggo-Telu-IN_example_.ggo-Telu-IN_examples_sense_senses_entry_letData_body">వేర్ వెర్తల్ అగ్గటొర్ ఆందుర్.</text:span><text:s text:c="1"> </text:s><text:span text:style-name="span_.te_translationL3_.te_translations_examples_sense_senses_entry_letData_body">ఈ చుట్టము అక్కడి వాడు.</text:span><text:s text:c="1"> </text:s><text:span text:style-name="xsensenumber_sense_senses_entry_letData_body">2</text:span><text:span text:style-name="span_.en_definition_.en_sense_senses_entry_letData_body">there</text:span><text:s text:c="1"> </text:s><text:span text:style-name="span_.en_LexEntryTypepublishStemComplexFormTypeReverseAbbrPub_.en_complexformtype_complexformrefs_entry_letData_body">der.</text:span><text:s text:c="1"> </text:s><text:span text:style-name="complexformform_.ggo-Telu-IN_complexformrefs_entry_letData_body">అగ్గటొర</text:span><text:s text:c="1"> </text:s></text:p>
        <text:p text:style-name="entry_letData_body"><text:span text:style-name="headword_.ggo-Telu-IN_entry_letData_body">అఙె</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ఙె" office:value-type="string" office:string-value="అఙె"/></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ఙె" office:value-type="string" office:string-value="అఙె"/></text:span><text:span/><text:s text:c="1"> </text:s><text:span text:style-name="span_.en_pronunciation_.ggo-fonipa-x-emic_pronunciations_entry_letData_body">[</text:span><text:span text:style-name="span_.ggo-fonipa-x-emic_pronunciation_.ggo-fonipa-x-emic_pronunciations_entry_letData_body">aṅe</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elder brother's wife.</text:span><text:s text:c="1"> </text:s><text:span text:style-name="span_.te_xitem_.te_LexSensepublishStemGlossPubL3_.te_sense_senses_entry_letData_body">వదిన</text:span><text:s text:c="1"> </text:s><text:span text:style-name="span_.hi_xitem_.hi_LexSensepublishStemGlossPubL3_.te_sense_senses_entry_letData_body">भाबि</text:span><text:s text:c="1"> </text:s><text:span text:style-name="span_.ggo-Telu-IN_example_.ggo-Telu-IN_examples_sense_senses_entry_letData_body">మావొర్ దాదన బాయ్కొ నాకున్ అఙె ఆంత.</text:span><text:s text:c="1"> </text:s><text:span text:style-name="span_.te_translationL3_.te_translations_examples_sense_senses_entry_letData_body">మా అన్నయ్య పెండ్లం నాకు వదిన అవుతుంది.</text:span><text:s text:c="1"> </text:s></text:p>
        <text:p text:style-name="entry_letData_body"><text:span text:style-name="headword_.ggo-Telu-IN_entry_letData_body">అచన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నక్" office:value-type="string" office:string-value="అచన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నక్" office:value-type="string" office:string-value="అచనక్"/></text:span><text:span/><text:s text:c="1"> </text:s><text:span text:style-name="span_.en_pronunciation_.ggo-fonipa-x-emic_pronunciations_entry_letData_body">[</text:span><text:span text:style-name="span_.ggo-fonipa-x-emic_pronunciation_.ggo-fonipa-x-emic_pronunciations_entry_letData_body">acanak</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suddenly</text:span><text:s text:c="1"> </text:s><text:span text:style-name="span_.te_LexSensepublishStemGlossPubL3_.te_sense_senses_entry_letData_body">ఆకస్మికంగా</text:span><text:s text:c="1"> </text:s><text:span text:style-name="span_.ggo-Telu-IN_example_.ggo-Telu-IN_examples_sense_senses_entry_letData_body">మావ సాడతె అచనక్ పి.ఓ. సాబ్ వాసి మత్తొర్.</text:span><text:s text:c="1"> </text:s><text:span text:style-name="span_.te_translationL3_.te_translations_examples_sense_senses_entry_letData_body">మా బడికి పి.ఓ ఆకస్మికంగా వచ్చినాడు.</text:span><text:s text:c="1"> </text:s></text:p>
        <text:p text:style-name="entry_letData_body"><text:span text:style-name="headword_.ggo-Telu-IN_entry_letData_body">అచొట్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ట్క్" office:value-type="string" office:string-value="అచొట్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ట్క్" office:value-type="string" office:string-value="అచొట్క్"/></text:span><text:span/><text:s text:c="1"> </text:s><text:span text:style-name="span_.en_pronunciation_.ggo-fonipa-x-emic_pronunciations_entry_letData_body">[</text:span><text:span text:style-name="span_.ggo-fonipa-x-emic_pronunciation_.ggo-fonipa-x-emic_pronunciations_entry_letData_body">acoṭ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usual</text:span><text:s text:c="1"> </text:s><text:span text:style-name="span_.te_xitem_.te_LexSensepublishStemGlossPubL3_.te_sense_senses_entry_letData_body">మామూలు</text:span><text:s text:c="1"> </text:s><text:span text:style-name="span_.hi_xitem_.hi_LexSensepublishStemGlossPubL3_.te_sense_senses_entry_letData_body">साधारण</text:span><text:s text:c="1"> </text:s></text:p>
        <text:p text:style-name="entry_letData_body"><text:span text:style-name="headword_.ggo-Telu-IN_entry_letData_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e</text:span><text:span text:style-name="span_.en_pronunciation_.ggo-fonipa-x-emic_pronunciations_entry_letData_body">]</text:span><text:s text:c="1"> </text:s><text:span text:style-name="xsensenumber_sense_senses_entry_letData_body">1</text:span><text:span text:style-name="span_.te_LexSensepublishStemGlossPubL3_.te_sense_senses_entry_letData_body">ఇంతే</text:span><text:s text:c="1"> </text:s><text:span text:style-name="span_.ggo-Telu-IN_example_.ggo-Telu-IN_examples_sense_senses_entry_letData_body">కాండిరంగ్ పరిక్సంగ్ అచ్చొరె.</text:span><text:s text:c="1"> </text:s><text:span text:style-name="span_.te_translationL3_.te_translations_examples_sense_senses_entry_letData_body">పిల్లల పరీక్షలు ఇంతే.</text:span><text:s text:c="1"> </text:s><text:span text:style-name="xsensenumber_sense_senses_entry_letData_body">2</text:span><text:span text:style-name="span_.en_definition_.en_sense_senses_entry_letData_body">that's all</text:span><text:s text:c="1"> </text:s></text:p>
        <text:p text:style-name="entry_letData_body"><text:span text:style-name="headword_.ggo-Telu-IN_entry_letData_body"><text:bookmark-start text:name="hvo4825"/><text:bookmark-end text:name="hvo4825"/>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that much, that many (nm.).</text:span><text:s text:c="1"> </text:s><text:span text:style-name="span_.te_LexSensepublishStemGlossPubL3_.te_sense_senses_entry_letData_body">అంత</text:span><text:s text:c="1"> </text:s><text:span text:style-name="span_.ggo-Telu-IN_example_.ggo-Telu-IN_examples_sense_senses_entry_letData_body">నిమ్మె అచ్చొర్ డగుర్ బహన్ ఆతి.</text:span><text:s text:c="1"> </text:s><text:span text:style-name="span_.te_translationL3_.te_translations_examples_sense_senses_entry_letData_body">నీవు అంత పెద్దగా ఏలా అయినావు.</text:span><text:s text:c="1"> </text:s><text:span text:style-name="span_.en_LexEntryTypepublishStemComplexFormTypeReverseAbbrPub_.en_complexformtype_complexformrefs_entry_letData_body">der.</text:span><text:s text:c="1"> </text:s><text:span text:style-name="complexformform_.ggo-Telu-IN_complexformrefs_entry_letData_body">అచ్చోడ్ రొప్పొ</text:span><text:s text:c="1"> </text:s></text:p>
        <text:p text:style-name="entry_letData_body"><text:span text:style-name="headword_.ggo-Telu-IN_entry_letData_body">అచ్చోడ్ రొప్పొ</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డ్ రొప్పొ" office:value-type="string" office:string-value="అచ్చోడ్ రొప్పొ"/></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డ్ రొప్పొ" office:value-type="string" office:string-value="అచ్చోడ్ రొప్పొ"/></text:span><text:span/><text:s text:c="1"> </text:s><text:span text:style-name="span_.en_pronunciation_.ggo-fonipa-x-emic_pronunciations_entry_letData_body">[</text:span><text:span text:style-name="span_.ggo-fonipa-x-emic_pronunciation_.ggo-fonipa-x-emic_pronunciations_entry_letData_body">accōḍ roppo</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4825">అచ్చొర్</text:a></text:span><text:span text:style-name="span_.en_primaryrefs_entry_letData_body">) </text:span><text:span text:style-name="span_.en_partofspeech_.en_grammaticalinfo_sense_senses_entry_letData_body">adv</text:span><text:s text:c="1"> </text:s><text:span text:style-name="span_.en_definition_.en_sense_senses_entry_letData_body">meanwhile.</text:span><text:s text:c="1"> </text:s><text:span text:style-name="span_.te_xitem_.te_LexSensepublishStemGlossPubL3_.te_sense_senses_entry_letData_body">అంతలో</text:span><text:s text:c="1"> </text:s><text:span text:style-name="span_.hi_xitem_.hi_LexSensepublishStemGlossPubL3_.te_sense_senses_entry_letData_body">इसी दौरान</text:span><text:s text:c="1"> </text:s><text:span text:style-name="span_.ggo-Telu-IN_example_.ggo-Telu-IN_examples_sense_senses_entry_letData_body">బుయరితగ అచ్చొడ్ రొప్పొ నేంగ్మా.</text:span><text:s text:c="1"> </text:s><text:span text:style-name="span_.te_translationL3_.te_translations_examples_sense_senses_entry_letData_body">గుహలో చాల లోపలికి వెళ్లకు.</text:span><text:s text:c="1"> </text:s></text:p>
        <text:p text:style-name="entry_letData_body"><text:span text:style-name="headword_.ggo-Telu-IN_entry_letData_body">అచ్వీ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వీర్" office:value-type="string" office:string-value="అచ్వీ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వీర్" office:value-type="string" office:string-value="అచ్వీర్"/></text:span><text:span/><text:s text:c="1"> </text:s><text:span text:style-name="span_.en_pronunciation_.ggo-fonipa-x-emic_pronunciations_entry_letData_body">[</text:span><text:span text:style-name="span_.ggo-fonipa-x-emic_pronunciation_.ggo-fonipa-x-emic_pronunciations_entry_letData_body">acvīr</text:span><text:span text:style-name="span_.en_pronunciation_.ggo-fonipa-x-emic_pronunciations_entry_letData_body">]</text:span><text:s text:c="1"> </text:s><text:span text:style-name="span_.en_partofspeech_.en_grammaticalinfo_sense_senses_entry_letData_body">pro</text:span><text:s text:c="1"> </text:s><text:span text:style-name="span_.en_definition_.en_sense_senses_entry_letData_body">that many (m.).</text:span><text:s text:c="1"> </text:s><text:span text:style-name="span_.te_LexSensepublishStemGlossPubL3_.te_sense_senses_entry_letData_body">అంతమంది</text:span><text:s text:c="1"> </text:s><text:span text:style-name="span_.ggo-Telu-IN_example_.ggo-Telu-IN_examples_sense_senses_entry_letData_body">అచ్విర్ తె మావ రోన్ తిన్లెన్ వాయన.</text:span><text:s text:c="1"> </text:s><text:span text:style-name="span_.te_translationL3_.te_translations_examples_sense_senses_entry_letData_body">అంతమంది మా ఇంటికి తినడానికి రావాలి.</text:span><text:s text:c="1"> </text:s></text:p>
        <text:p text:style-name="entry_letData_body"><text:span text:style-name="headword_.ggo-Telu-IN_entry_letData_body">అజు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జుక్" office:value-type="string" office:string-value="అజు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జుక్" office:value-type="string" office:string-value="అజుక్"/></text:span><text:span/><text:s text:c="1"> </text:s><text:span text:style-name="span_.en_pronunciation_.ggo-fonipa-x-emic_pronunciations_entry_letData_body">[</text:span><text:span text:style-name="span_.ggo-fonipa-x-emic_pronunciation_.ggo-fonipa-x-emic_pronunciations_entry_letData_body">ajuk</text:span><text:span text:style-name="span_.en_pronunciation_.ggo-fonipa-x-emic_pronunciations_entry_letData_body">]</text:span><text:s text:c="1"> </text:s><text:span text:style-name="span_.en_partofspeech_.en_grammaticalinfo_sense_senses_entry_letData_body">conj</text:span><text:s text:c="1"> </text:s><text:span text:style-name="span_.en_definition_.en_sense_senses_entry_letData_body">even now.</text:span><text:s text:c="1"> </text:s><text:span text:style-name="span_.te_LexSensepublishStemGlossPubL3_.te_sense_senses_entry_letData_body">ఇంకా</text:span><text:s text:c="1"> </text:s><text:span text:style-name="span_.ggo-Telu-IN_example_.ggo-Telu-IN_examples_sense_senses_entry_letData_body">దుకాన్ దారల్ అజుక్ ఉండె బతంగ్ పహజ్లె ఇంతొర్.</text:span><text:s text:c="1"> </text:s><text:span text:style-name="span_.te_translationL3_.te_translations_examples_sense_senses_entry_letData_body">దుకాణ దారు ఇంకా ఏమి కావాలి అని అడుగుతున్నాడు.</text:span><text:s text:c="1"> </text:s></text:p>
        <text:p text:style-name="entry_letData_body"><text:span text:style-name="headword_.ggo-Telu-IN_entry_letData_body">అటుమ్ కుటు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మ్ కుటుమ్" office:value-type="string" office:string-value="అటుమ్ కుటు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మ్ కుటుమ్" office:value-type="string" office:string-value="అటుమ్ కుటుమ్"/></text:span><text:span/><text:s text:c="1"> </text:s><text:span text:style-name="span_.en_pronunciation_.ggo-fonipa-x-emic_pronunciations_entry_letData_body">[</text:span><text:span text:style-name="span_.ggo-fonipa-x-emic_pronunciation_.ggo-fonipa-x-emic_pronunciations_entry_letData_body">aṭum kuṭum</text:span><text:span text:style-name="span_.en_pronunciation_.ggo-fonipa-x-emic_pronunciations_entry_letData_body">]</text:span><text:s text:c="1"> </text:s><text:span text:style-name="span_.te_LexSensepublishStemGlossPubL3_.te_sense_senses_entry_letData_body">చుట్టలు చుట్టం</text:span><text:s text:c="1"> </text:s><text:span text:style-name="span_.ggo-Telu-IN_example_.ggo-Telu-IN_examples_sense_senses_entry_letData_body">మర్మిన్క్ అటుమ్ కుటుమున్ సమ్దిర్క్ కేయంతెర్.</text:span><text:s text:c="1"> </text:s><text:span text:style-name="span_.te_translationL3_.te_translations_examples_sense_senses_entry_letData_body">పెండ్లిలో చుట్టలు చుట్టాలు అందరిని పిలుస్తారు.</text:span><text:s text:c="1"> </text:s></text:p>
        <text:p text:style-name="entry_letData_body"><text:span text:style-name="headword_.ggo-Telu-IN_entry_letData_body">అ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 office:value-type="string" office:string-value="అ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 office:value-type="string" office:string-value="అటొ"/></text:span><text:span/><text:s text:c="1"> </text:s><text:span text:style-name="span_.en_pronunciation_.ggo-fonipa-x-emic_pronunciations_entry_letData_body">[</text:span><text:span text:style-name="span_.ggo-fonipa-x-emic_pronunciation_.ggo-fonipa-x-emic_pronunciations_entry_letData_body">aṭ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auto</text:span><text:s text:c="1"> </text:s><text:span text:style-name="span_.te_LexSensepublishStemGlossPubL3_.te_sense_senses_entry_letData_body">ఆటో</text:span><text:s text:c="1"> </text:s><text:span text:style-name="span_.ggo-Telu-IN_example_.ggo-Telu-IN_examples_sense_senses_entry_letData_body">అటొతున్ మూంద్ గారెంగ్ మందంతంగ్.</text:span><text:s text:c="1"> </text:s><text:span text:style-name="span_.te_translationL3_.te_translations_examples_sense_senses_entry_letData_body">ఆటో కు మూడు చక్రాలు ఉంటాయి.</text:span><text:s text:c="1"> </text:s></text:p>
        <text:p text:style-name="entry_letData_body"><text:span text:style-name="headword_.ggo-Telu-IN_entry_letData_body">అట్కీ కీ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కీత" office:value-type="string" office:string-value="అట్కీ కీ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కీత" office:value-type="string" office:string-value="అట్కీ కీత"/></text:span><text:span/><text:s text:c="1"> </text:s><text:span text:style-name="span_.en_pronunciation_.ggo-fonipa-x-emic_pronunciations_entry_letData_body">[</text:span><text:span text:style-name="span_.ggo-fonipa-x-emic_pronunciation_.ggo-fonipa-x-emic_pronunciations_entry_letData_body">aṭki kī-</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fixation</text:span><text:s text:c="1"> </text:s><text:span text:style-name="span_.te_LexSensepublishStemGlossPubL3_.te_sense_senses_entry_letData_body">అంటించడం</text:span><text:s text:c="1"> </text:s><text:span text:style-name="xsensenumber_sense_senses_entry_letData_body">2</text:span><text:span text:style-name="span_.en_definition_.en_sense_senses_entry_letData_body">to hang.</text:span><text:s text:c="1"> </text:s><text:span text:style-name="span_.hi_LexSensepublishStemGlossPubL4_.hi_sense_senses_entry_letData_body">टाँगना</text:span><text:s text:c="1"> </text:s><text:span text:style-name="span_.ggo-Telu-IN_example_.ggo-Telu-IN_examples_sense_senses_entry_letData_body">నావ ఆంగ్డెతున్ మోలతగ అట్కి కీతొన్.</text:span><text:s text:c="1"> </text:s><text:span text:style-name="span_.te_translationL3_.te_translations_examples_sense_senses_entry_letData_body">నా అంగిని మొలలో అంటి పెట్టుకున్నాను.</text:span><text:s text:c="1"> </text:s></text:p>
        <text:p text:style-name="entry_letData_body"><text:span text:style-name="headword_.ggo-Telu-IN_entry_letData_body">అట్కుల్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ల్క్" office:value-type="string" office:string-value="అట్కుల్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ల్క్" office:value-type="string" office:string-value="అట్కుల్క్"/></text:span><text:span/><text:s text:c="1"> </text:s><text:span text:style-name="span_.en_pronunciation_.ggo-fonipa-x-emic_pronunciations_entry_letData_body">[</text:span><text:span text:style-name="span_.ggo-fonipa-x-emic_pronunciation_.ggo-fonipa-x-emic_pronunciations_entry_letData_body">aṭkul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flattened rice</text:span><text:s text:c="1"> </text:s><text:span text:style-name="span_.te_xitem_.te_LexSensepublishStemGlossPubL3_.te_sense_senses_entry_letData_body">అటుకులు</text:span><text:s text:c="1"> </text:s><text:span text:style-name="span_.hi_xitem_.hi_LexSensepublishStemGlossPubL3_.te_sense_senses_entry_letData_body">चिउडा</text:span><text:s text:c="1"> </text:s><text:span text:style-name="span_.ggo-Telu-IN_example_.ggo-Telu-IN_examples_sense_senses_entry_letData_body">పెరెక్ ఙల్ అట్కుల్క్ తయర్ కీంతెర్.</text:span><text:s text:c="1"> </text:s><text:span text:style-name="span_.te_translationL3_.te_translations_examples_sense_senses_entry_letData_body">బియ్యము నుండి అటుకులు తయారు చేస్తారు.</text:span><text:s text:c="1"> </text:s></text:p>
        <text:p text:style-name="entry_letData_body"><text:span text:style-name="headword_.ggo-Telu-IN_entry_letData_body">అట్కె 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మాత" office:value-type="string" office:string-value="అట్కె 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మాత" office:value-type="string" office:string-value="అట్కె మాత"/></text:span><text:span/><text:s text:c="1"> </text:s><text:span text:style-name="span_.en_pronunciation_.ggo-fonipa-x-emic_pronunciations_entry_letData_body">[</text:span><text:span text:style-name="span_.ggo-fonipa-x-emic_pronunciation_.ggo-fonipa-x-emic_pronunciations_entry_letData_body">aṭke māta</text:span><text:span text:style-name="span_.en_pronunciation_.ggo-fonipa-x-emic_pronunciations_entry_letData_body">]</text:span><text:s text:c="1"> </text:s><text:span text:style-name="span_.te_LexSensepublishStemGlossPubL3_.te_sense_senses_entry_letData_body">ఊపిరి ఆగింది</text:span><text:s text:c="1"> </text:s><text:span text:style-name="span_.ggo-Telu-IN_example_.ggo-Telu-IN_examples_sense_senses_entry_letData_body">నావ నేస్క్‌వల్ అట్కె మాత.</text:span><text:s text:c="1"> </text:s><text:span text:style-name="span_.te_translationL3_.te_translations_examples_sense_senses_entry_letData_body">నా ఊపిరి ఆగిపోయింది.</text:span><text:s text:c="1"> </text:s></text:p>
        <text:p text:style-name="entry_letData_body"><text:span text:style-name="headword_.ggo-Telu-IN_entry_letData_body">అట్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 office:value-type="string" office:string-value="అట్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 office:value-type="string" office:string-value="అట్ట"/></text:span><text:span/><text:s text:c="1"> </text:s><text:span text:style-name="span_.en_pronunciation_.ggo-fonipa-x-emic_pronunciations_entry_letData_body">[</text:span><text:span text:style-name="span_.ggo-fonipa-x-emic_pronunciation_.ggo-fonipa-x-emic_pronunciations_entry_letData_body">aṭṭa</text:span><text:span text:style-name="span_.en_pronunciation_.ggo-fonipa-x-emic_pronunciations_entry_letData_body">]</text:span><text:s text:c="1"> </text:s><text:span text:style-name="span_.en_definition_.en_sense_senses_entry_letData_body">cook</text:span><text:s text:c="1"> </text:s><text:span text:style-name="span_.te_LexSensepublishStemGlossPubL3_.te_sense_senses_entry_letData_body">వంట చెయ్యి</text:span><text:s text:c="1"> </text:s></text:p>
        <text:p text:style-name="entry_letData_body"><text:span text:style-name="headword_.ggo-Telu-IN_entry_letData_body">అట్టవ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న్" office:value-type="string" office:string-value="అట్టవ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న్" office:value-type="string" office:string-value="అట్టవన్"/></text:span><text:span/><text:s text:c="1"> </text:s><text:span text:style-name="span_.en_pronunciation_.ggo-fonipa-x-emic_pronunciations_entry_letData_body">[</text:span><text:span text:style-name="span_.ggo-fonipa-x-emic_pronunciation_.ggo-fonipa-x-emic_pronunciations_entry_letData_body">aṭṭavan</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ifty-eight.</text:span><text:s text:c="1"> </text:s><text:span text:style-name="span_.te_xitem_.te_LexSensepublishStemGlossPubL3_.te_sense_senses_entry_letData_body">(58) యాభై ఎనిమిది</text:span><text:s text:c="1"> </text:s><text:span text:style-name="span_.hi_xitem_.hi_LexSensepublishStemGlossPubL3_.te_sense_senses_entry_letData_body">अट्‌ठावन</text:span><text:s text:c="1"> </text:s><text:span text:style-name="span_.ggo-Telu-IN_example_.ggo-Telu-IN_examples_sense_senses_entry_letData_body">మా కాండిన్ అట్టవన్ జోకఙ్ లిహికియుస్తోన్.</text:span><text:s text:c="1"> </text:s><text:span text:style-name="span_.te_translationL3_.te_translations_examples_sense_senses_entry_letData_body">మా పిల్ల వానికి 50 ఎనిమిది సార్లు రాయించాను.</text:span><text:s text:c="1"> </text:s></text:p>
        <text:p text:style-name="entry_letData_body"><text:span text:style-name="headword_.ggo-Telu-IN_entry_letData_body">అట్ట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స్" office:value-type="string" office:string-value="అట్ట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స్" office:value-type="string" office:string-value="అట్టవీస్"/></text:span><text:span/><text:s text:c="1"> </text:s><text:span text:style-name="span_.en_pronunciation_.ggo-fonipa-x-emic_pronunciations_entry_letData_body">[</text:span><text:span text:style-name="span_.ggo-fonipa-x-emic_pronunciation_.ggo-fonipa-x-emic_pronunciations_entry_letData_body">aṭṭavī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twenty-eight.</text:span><text:s text:c="1"> </text:s><text:span text:style-name="span_.te_xitem_.te_LexSensepublishStemGlossPubL3_.te_sense_senses_entry_letData_body">(28) ఇరవై ఎనిమిది</text:span><text:s text:c="1"> </text:s><text:span text:style-name="span_.hi_xitem_.hi_LexSensepublishStemGlossPubL3_.te_sense_senses_entry_letData_body">अट्‌ठाईस</text:span><text:s text:c="1"> </text:s><text:span text:style-name="span_.ggo-Telu-IN_example_.ggo-Telu-IN_examples_sense_senses_entry_letData_body">నన్ అట్టావీస్ న పొంటిన్ మా సాడకండిర్ కున్ యేత్‌తొన్.</text:span><text:s text:c="1"> </text:s><text:span text:style-name="span_.te_translationL3_.te_translations_examples_sense_senses_entry_letData_body">మా బడి పిల్లలకు ఇరవై ఎనిమిది రూపాయిల పెన్నులు కొన్నాను.</text:span><text:s text:c="1"> </text:s></text:p>
        <text:p text:style-name="entry_letData_body"><text:span text:style-name="headword_.ggo-Telu-IN_entry_letData_body">అట్టెచాలి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చాలిస్" office:value-type="string" office:string-value="అట్టెచాలి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చాలిస్" office:value-type="string" office:string-value="అట్టెచాలిస్"/></text:span><text:span/><text:s text:c="1"> </text:s><text:span text:style-name="span_.en_pronunciation_.ggo-fonipa-x-emic_pronunciations_entry_letData_body">[</text:span><text:span text:style-name="span_.ggo-fonipa-x-emic_pronunciation_.ggo-fonipa-x-emic_pronunciations_entry_letData_body">aṭṭecāli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orty-eight.</text:span><text:s text:c="1"> </text:s><text:span text:style-name="span_.te_xitem_.te_LexSensepublishStemGlossPubL3_.te_sense_senses_entry_letData_body">(48) నలభై ఎనిమిది</text:span><text:s text:c="1"> </text:s><text:span text:style-name="span_.hi_xitem_.hi_LexSensepublishStemGlossPubL3_.te_sense_senses_entry_letData_body">अड़तालीस</text:span><text:s text:c="1"> </text:s><text:span text:style-name="span_.ggo-Telu-IN_example_.ggo-Telu-IN_examples_sense_senses_entry_letData_body">అద్ ఆంగ్డె అట్టె చాలిస్న ఆంద్.</text:span><text:s text:c="1"> </text:s><text:span text:style-name="span_.te_translationL3_.te_translations_examples_sense_senses_entry_letData_body">ఆ చొక్క నలభై ఎనిమిది రూపాయలు.</text:span><text:s text:c="1"> </text:s></text:p>
        <text:p text:style-name="entry_letData_body"><text:span text:style-name="headword_.ggo-Telu-IN_entry_letData_body">అట్టెసా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సాట్" office:value-type="string" office:string-value="అట్టెసా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సాట్" office:value-type="string" office:string-value="అట్టెసాట్"/></text:span><text:span/><text:s text:c="1"> </text:s><text:span text:style-name="span_.en_pronunciation_.ggo-fonipa-x-emic_pronunciations_entry_letData_body">[</text:span><text:span text:style-name="span_.ggo-fonipa-x-emic_pronunciation_.ggo-fonipa-x-emic_pronunciations_entry_letData_body">aṭṭesāṭ</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ixty-eight.</text:span><text:s text:c="1"> </text:s><text:span text:style-name="span_.te_xitem_.te_LexSensepublishStemGlossPubL3_.te_sense_senses_entry_letData_body">(68) అరవై ఎనిమిది</text:span><text:s text:c="1"> </text:s><text:span text:style-name="span_.hi_xitem_.hi_LexSensepublishStemGlossPubL3_.te_sense_senses_entry_letData_body">अड़सठ</text:span><text:s text:c="1"> </text:s><text:span text:style-name="span_.ggo-Telu-IN_example_.ggo-Telu-IN_examples_sense_senses_entry_letData_body">అట్టె సాట్న రెండు పుస్తక్ యేత్‌తొన్.</text:span><text:s text:c="1"> </text:s><text:span text:style-name="span_.te_translationL3_.te_translations_examples_sense_senses_entry_letData_body">అరవై ఎనిమిది రూపాయల పుస్తకాలు కొన్నాను.</text:span><text:s text:c="1"> </text:s></text:p>
        <text:p text:style-name="entry_letData_body"><text:span text:style-name="headword_.ggo-Telu-IN_entry_letData_body">అట్టెహత్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హత్తర్" office:value-type="string" office:string-value="అట్టెహత్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హత్తర్" office:value-type="string" office:string-value="అట్టెహత్తర్"/></text:span><text:span/><text:s text:c="1"> </text:s><text:span text:style-name="span_.en_pronunciation_.ggo-fonipa-x-emic_pronunciations_entry_letData_body">[</text:span><text:span text:style-name="span_.ggo-fonipa-x-emic_pronunciation_.ggo-fonipa-x-emic_pronunciations_entry_letData_body">aṭṭehattar</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eventy-eight.</text:span><text:s text:c="1"> </text:s><text:span text:style-name="span_.te_xitem_.te_LexSensepublishStemGlossPubL3_.te_sense_senses_entry_letData_body">(78) డెబ్భై ఏనిమిది</text:span><text:s text:c="1"> </text:s><text:span text:style-name="span_.hi_xitem_.hi_LexSensepublishStemGlossPubL3_.te_sense_senses_entry_letData_body">अठहत्तर</text:span><text:s text:c="1"> </text:s></text:p>
        <text:p text:style-name="entry_letData_body"><text:span text:style-name="headword_.ggo-Telu-IN_entry_letData_body">అట్‌పియ్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పియ్వల్" office:value-type="string" office:string-value="అట్‌పియ్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పియ్వల్" office:value-type="string" office:string-value="అట్‌పియ్వల్"/></text:span><text:span/><text:s text:c="1"> </text:s><text:span text:style-name="span_.en_pronunciation_.ggo-fonipa-x-emic_pronunciations_entry_letData_body">[</text:span><text:span text:style-name="span_.ggo-fonipa-x-emic_pronunciation_.ggo-fonipa-x-emic_pronunciations_entry_letData_body">aṭpiyval</text:span><text:span text:style-name="span_.en_pronunciation_.ggo-fonipa-x-emic_pronunciations_entry_letData_body">]</text:span><text:s text:c="1"> </text:s><text:span text:style-name="span_.te_LexSensepublishStemGlossPubL3_.te_sense_senses_entry_letData_body">పట్టు పట్టడం</text:span><text:s text:c="1"> </text:s></text:p>
        <text:p text:style-name="entry_letData_body"><text:span text:style-name="headword_.ggo-Telu-IN_entry_letData_body">అట్యనొవ్</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వ్" office:value-type="string" office:string-value="అట్యనొవ్"/></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వ్" office:value-type="string" office:string-value="అట్యనొవ్"/></text:span><text:span/><text:s text:c="1"> </text:s><text:span text:style-name="span_.en_pronunciation_.ggo-fonipa-x-emic_pronunciations_entry_letData_body">[</text:span><text:span text:style-name="span_.ggo-fonipa-x-emic_pronunciation_.ggo-fonipa-x-emic_pronunciations_entry_letData_body">aṭyanov</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ninety-eight.</text:span><text:s text:c="1"> </text:s><text:span text:style-name="span_.te_xitem_.te_LexSensepublishStemGlossPubL3_.te_sense_senses_entry_letData_body">(98) తొంభై ఎనిమిది</text:span><text:s text:c="1"> </text:s><text:span text:style-name="span_.hi_xitem_.hi_LexSensepublishStemGlossPubL3_.te_sense_senses_entry_letData_body">अट्‌ठानवे</text:span><text:s text:c="1"> </text:s><text:span text:style-name="span_.ggo-Telu-IN_example_.ggo-Telu-IN_examples_sense_senses_entry_letData_body">మా కాలెజ్ నగ అట్యనొవ్ కాండిర్కున్ స్కాలర్ సిప్ కొత్తంగ్ వాతంగ్.</text:span><text:s text:c="1"> </text:s><text:span text:style-name="span_.te_translationL3_.te_translations_examples_sense_senses_entry_letData_body">మా కాలేజి లొ తొంభై ఎనిమిది మంది పిల్లలకు స్కాలర్ సిప్ డబ్బులు వచ్చినాయి.</text:span><text:s text:c="1"> </text:s></text:p>
        <text:p text:style-name="entry_letData_body"><text:span text:style-name="headword_.ggo-Telu-IN_entry_letData_body">అట్యాన్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సీ" office:value-type="string" office:string-value="అట్యాన్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సీ" office:value-type="string" office:string-value="అట్యాన్సీ"/></text:span><text:span/><text:s text:c="1"> </text:s><text:span text:style-name="span_.en_pronunciation_.ggo-fonipa-x-emic_pronunciations_entry_letData_body">[</text:span><text:span text:style-name="span_.ggo-fonipa-x-emic_pronunciation_.ggo-fonipa-x-emic_pronunciations_entry_letData_body">aṭyānsī</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y-eight.</text:span><text:s text:c="1"> </text:s><text:span text:style-name="span_.te_xitem_.te_LexSensepublishStemGlossPubL3_.te_sense_senses_entry_letData_body">(88) ఎనభై ఎనిమిది</text:span><text:s text:c="1"> </text:s><text:span text:style-name="span_.hi_xitem_.hi_LexSensepublishStemGlossPubL3_.te_sense_senses_entry_letData_body">अट्‌ठासी</text:span><text:s text:c="1"> </text:s><text:span text:style-name="span_.ggo-Telu-IN_example_.ggo-Telu-IN_examples_sense_senses_entry_letData_body">#మానాటె అట్టాన్సి హజర్ త కామ్ మంజుర్ ఆత.</text:span><text:s text:c="1"> </text:s><text:span text:style-name="span_.te_translationL3_.te_translations_examples_sense_senses_entry_letData_body">#మా ఊరిలో (85) ఎనభై ఎనిమిది వేల పని మంజూరు ఐనది.</text:span><text:s text:c="1"> </text:s></text:p>
        <text:p text:style-name="entry_letData_body"><text:span text:style-name="headword_.ggo-Telu-IN_entry_letData_body">అ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ర" office:value-type="string" office:string-value="అ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ర" office:value-type="string" office:string-value="అట్ర"/></text:span><text:span/><text:s text:c="1"> </text:s><text:span text:style-name="span_.en_pronunciation_.ggo-fonipa-x-emic_pronunciations_entry_letData_body">[</text:span><text:span text:style-name="span_.ggo-fonipa-x-emic_pronunciation_.ggo-fonipa-x-emic_pronunciations_entry_letData_body">aṭ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een.</text:span><text:s text:c="1"> </text:s><text:span text:style-name="span_.te_xitem_.te_LexSensepublishStemGlossPubL3_.te_sense_senses_entry_letData_body">(18) పద్దెనిమిది</text:span><text:s text:c="1"> </text:s><text:span text:style-name="span_.hi_xitem_.hi_LexSensepublishStemGlossPubL3_.te_sense_senses_entry_letData_body">अठारह</text:span><text:s text:c="1"> </text:s><text:span text:style-name="span_.ggo-Telu-IN_example_.ggo-Telu-IN_examples_sense_senses_entry_letData_body">వోర్- నాకున్ అట్ర హజర్ కొత్తంగ్ సియన.</text:span><text:s text:c="1"> </text:s><text:span text:style-name="span_.te_translationL3_.te_translations_examples_sense_senses_entry_letData_body">అతను నాకు పద్దెనిమిది వేలు ఇవ్వాలి.</text:span><text:s text:c="1"> </text:s></text:p>
        <text:p text:style-name="entry_letData_body"><text:span text:style-name="headword_.ggo-Telu-IN_entry_letData_body">అట్లాంటిక్ సమ్దు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లాంటిక్ సమ్దుర్" office:value-type="string" office:string-value="అట్లాంటిక్ సమ్దు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లాంటిక్ సమ్దుర్" office:value-type="string" office:string-value="అట్లాంటిక్ సమ్దుర్"/></text:span><text:span/><text:s text:c="1"> </text:s><text:span text:style-name="span_.en_pronunciation_.ggo-fonipa-x-emic_pronunciations_entry_letData_body">[</text:span><text:span text:style-name="span_.ggo-fonipa-x-emic_pronunciation_.ggo-fonipa-x-emic_pronunciations_entry_letData_body">aṭlāṇṭik samdur</text:span><text:span text:style-name="span_.en_pronunciation_.ggo-fonipa-x-emic_pronunciations_entry_letData_body">]</text:span><text:s text:c="1"> </text:s><text:span text:style-name="span_.te_LexSensepublishStemGlossPubL3_.te_sense_senses_entry_letData_body">అట్లాంటిక్ మహా సముద్రం</text:span><text:s text:c="1"> </text:s></text:p>
        <text:p text:style-name="entry_letData_body"><text:span text:style-name="headword_.ggo-Telu-IN_entry_letData_body">అట్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వల్" office:value-type="string" office:string-value="అట్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వల్" office:value-type="string" office:string-value="అట్వల్"/></text:span><text:span/><text:s text:c="1"> </text:s><text:span text:style-name="span_.en_pronunciation_.ggo-fonipa-x-emic_pronunciations_entry_letData_body">[</text:span><text:span text:style-name="span_.ggo-fonipa-x-emic_pronunciation_.ggo-fonipa-x-emic_pronunciations_entry_letData_body">aṭval</text:span><text:span text:style-name="span_.en_pronunciation_.ggo-fonipa-x-emic_pronunciations_entry_letData_body">]</text:span><text:s text:c="1"> </text:s><text:span text:style-name="span_.te_LexSensepublishStemGlossPubL3_.te_sense_senses_entry_letData_body">వంట చేయుట</text:span><text:s text:c="1"> </text:s><text:span text:style-name="span_.ggo-Telu-IN_example_.ggo-Telu-IN_examples_sense_senses_entry_letData_body">తిందన్ సాటి రోజి గాటోంగ్ కుస్రింగ్ అట్వల్.</text:span><text:s text:c="1"> </text:s><text:span text:style-name="span_.te_translationL3_.te_translations_examples_sense_senses_entry_letData_body">తినడానికి రోజు అన్నము కూరలు వంట చేయడం.</text:span><text:s text:c="1"> </text:s></text:p>
        <text:p text:style-name="entry_letData_body"><text:span text:style-name="headword_.ggo-Telu-IN_entry_letData_body">అడం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తొర్" office:value-type="string" office:string-value="అడం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తొర్" office:value-type="string" office:string-value="అడంతొర్"/></text:span><text:span/><text:s text:c="1"> </text:s><text:span text:style-name="span_.en_pronunciation_.ggo-fonipa-x-emic_pronunciations_entry_letData_body">[</text:span><text:span text:style-name="span_.ggo-fonipa-x-emic_pronunciation_.ggo-fonipa-x-emic_pronunciations_entry_letData_body">aḍanto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rying</text:span><text:s text:c="1"> </text:s><text:span text:style-name="span_.te_LexSensepublishStemGlossPubL3_.te_sense_senses_entry_letData_body">ఏడ్వడం</text:span><text:s text:c="1"> </text:s><text:span text:style-name="span_.ggo-Telu-IN_example_.ggo-Telu-IN_examples_sense_senses_entry_letData_body">కాండిర్ పుట్త బరొబర్ అడంతెర్.</text:span><text:s text:c="1"> </text:s><text:span text:style-name="span_.te_translationL3_.te_translations_examples_sense_senses_entry_letData_body">పిల్లలు పుట్టినప్పుడు ఏడుస్తారు.</text:span><text:s text:c="1"> </text:s></text:p>
        <text:p text:style-name="entry_letData_body"><text:span text:style-name="headword_.ggo-Telu-IN_entry_letData_body">అడ్డంఅ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అసి" office:value-type="string" office:string-value="అడ్డంఅ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అసి" office:value-type="string" office:string-value="అడ్డంఅసి"/></text:span><text:span/><text:s text:c="1"> </text:s><text:span text:style-name="span_.en_pronunciation_.ggo-fonipa-x-emic_pronunciations_entry_letData_body">[</text:span><text:span text:style-name="span_.ggo-fonipa-x-emic_pronunciation_.ggo-fonipa-x-emic_pronunciations_entry_letData_body">aḍḍaṁasi</text:span><text:span text:style-name="span_.en_pronunciation_.ggo-fonipa-x-emic_pronunciations_entry_letData_body">]</text:span><text:s text:c="1"> </text:s></text:p>
        <text:p text:style-name="entry_letData_body"><text:span text:style-name="headword_.ggo-Telu-IN_entry_letData_body">అడ్డబుడ్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బుడ్డ" office:value-type="string" office:string-value="అడ్డబుడ్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బుడ్డ" office:value-type="string" office:string-value="అడ్డబుడ్డ"/></text:span><text:span/><text:s text:c="1"> </text:s><text:span text:style-name="span_.en_pronunciation_.ggo-fonipa-x-emic_pronunciations_entry_letData_body">[</text:span><text:span text:style-name="span_.ggo-fonipa-x-emic_pronunciation_.ggo-fonipa-x-emic_pronunciations_entry_letData_body">aḍḍabuḍḍa</text:span><text:span text:style-name="span_.en_pronunciation_.ggo-fonipa-x-emic_pronunciations_entry_letData_body">]</text:span><text:s text:c="1"> </text:s><text:span text:style-name="span_.en_partofspeech_.en_grammaticalinfo_sense_senses_entry_letData_body">adj</text:span><text:s text:c="1"> </text:s><text:span text:style-name="span_.en_definition_.en_sense_senses_entry_letData_body">blockage</text:span><text:s text:c="1"> </text:s><text:span text:style-name="span_.te_xitem_.te_LexSensepublishStemGlossPubL3_.te_sense_senses_entry_letData_body">అడ్డదిడ్డమైన</text:span><text:s text:c="1"> </text:s><text:span text:style-name="span_.hi_xitem_.hi_LexSensepublishStemGlossPubL3_.te_sense_senses_entry_letData_body">बाधा देने वाला</text:span><text:s text:c="1"> </text:s><text:span text:style-name="span_.ggo-Telu-IN_example_.ggo-Telu-IN_examples_sense_senses_entry_letData_body">కామ్ కీయ్నెకె ఆడ బుడ్డ అయ్వ.</text:span><text:s text:c="1"> </text:s><text:span text:style-name="span_.te_translationL3_.te_translations_examples_sense_senses_entry_letData_body">పని చేసేటప్పుడు అడ్డదిడ్డముగా రావద్దు.</text:span><text:s text:c="1"> </text:s></text:p>
        <text:p text:style-name="entry_letData_body"><text:span text:style-name="headword_.ggo-Telu-IN_entry_letData_body">అడ్డ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office:value-type="string" office:string-value="అడ్డ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office:value-type="string" office:string-value="అడ్డమ్"/></text:span><text:span/><text:s text:c="1"> </text:s><text:span text:style-name="span_.en_pronunciation_.ggo-fonipa-x-emic_pronunciations_entry_letData_body">[</text:span><text:span text:style-name="span_.ggo-fonipa-x-emic_pronunciation_.ggo-fonipa-x-emic_pronunciations_entry_letData_body">aḍḍam</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across.</text:span><text:s text:c="1"> </text:s><text:span text:style-name="span_.te_xitem_.te_LexSensepublishStemGlossPubL3_.te_sense_senses_entry_letData_body">అడ్డముగా</text:span><text:s text:c="1"> </text:s><text:span text:style-name="span_.hi_xitem_.hi_LexSensepublishStemGlossPubL3_.te_sense_senses_entry_letData_body">आडा</text:span><text:s text:c="1"> </text:s><text:span text:style-name="span_.ggo-Telu-IN_example_.ggo-Telu-IN_examples_sense_senses_entry_letData_body">పోడ్దున్ అడ్డమ్ టెప్ప ఆత.</text:span><text:s text:c="1"> </text:s><text:span text:style-name="span_.te_translationL3_.te_translations_examples_sense_senses_entry_letData_body">సూర్యునికి అడ్డముగా మేఘం వచ్చింది.</text:span><text:s text:c="1"> </text:s></text:p>
        <text:p text:style-name="entry_letData_body"><text:span text:style-name="headword_.ggo-Telu-IN_entry_letData_body">అడ్డమ్ ఆ</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ఆ" office:value-type="string" office:string-value="అడ్డమ్ ఆ"/></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ఆ" office:value-type="string" office:string-value="అడ్డమ్ ఆ"/></text:span><text:span/><text:s text:c="1"> </text:s><text:span text:style-name="span_.en_pronunciation_.ggo-fonipa-x-emic_pronunciations_entry_letData_body">[</text:span><text:span text:style-name="span_.ggo-fonipa-x-emic_pronunciation_.ggo-fonipa-x-emic_pronunciations_entry_letData_body">aḍḍam ā-</text:span><text:span text:style-name="span_.en_pronunciation_.ggo-fonipa-x-emic_pronunciations_entry_letData_body">]</text:span><text:s text:c="1"> </text:s><text:span text:style-name="span_.en_partofspeech_.en_grammaticalinfo_entry_letData_body">v</text:span><text:s text:c="1"> </text:s><text:span text:style-name="xsensenumber_sense_senses_entry_letData_body">1</text:span><text:span text:style-name="span_.en_definition_.en_sense_senses_entry_letData_body">object</text:span><text:s text:c="1"> </text:s><text:span text:style-name="span_.te_xitem_.te_LexSensepublishStemGlossPubL3_.te_sense_senses_entry_letData_body">అడ్డుకో</text:span><text:s text:c="1"> </text:s><text:span text:style-name="span_.hi_xitem_.hi_LexSensepublishStemGlossPubL3_.te_sense_senses_entry_letData_body">रोक; बीच में पड</text:span><text:s text:c="1"> </text:s><text:span text:style-name="span_.ggo-Telu-IN_example_.ggo-Telu-IN_examples_sense_senses_entry_letData_body">బాబల్ బయ్యెన్ పానెకె కాండి అడ్డమ్ ఆతొర్.</text:span><text:s text:c="1"> </text:s><text:span text:style-name="span_.te_translationL3_.te_translations_examples_sense_senses_entry_letData_body">నాన అమ్మను కొట్టే టప్పుడు కొడుకు అడ్డుకున్నాడు.</text:span><text:s text:c="1"> </text:s><text:span text:style-name="xsensenumber_sense_senses_entry_letData_body">2</text:span><text:span text:style-name="span_.en_definition_.en_sense_senses_entry_letData_body">obstruct</text:span><text:s text:c="1"> </text:s><text:span text:style-name="span_.te_xitem_.te_LexSensepublishStemGlossPubL3_.te_sense_senses_entry_letData_body">అడ్డగించు</text:span><text:s text:c="1"> </text:s><text:span text:style-name="span_.hi_xitem_.hi_LexSensepublishStemGlossPubL3_.te_sense_senses_entry_letData_body">रोक; मना कर</text:span><text:s text:c="1"> </text:s><text:span text:style-name="span_.ggo-Telu-IN_example_.ggo-Telu-IN_examples_sense_senses_entry_letData_body">నిమ్మె దర్బర్‌తె అడ్డమ్ అస్సి వడ్క్‌మా.</text:span><text:s text:c="1"> </text:s><text:span text:style-name="span_.te_translationL3_.te_translations_examples_sense_senses_entry_letData_body">నువ్వు కూర్చోవడం కన్నా అడ్డంగా మాట్లాడకు.</text:span><text:s text:c="1"> </text:s></text:p>
        <text:p text:style-name="entry_letData_body"><text:span text:style-name="headword_.ggo-Telu-IN_entry_letData_body">అడ్డంవ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వడి" office:value-type="string" office:string-value="అడ్డంవ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వడి" office:value-type="string" office:string-value="అడ్డంవడి"/></text:span><text:span/><text:s text:c="1"> </text:s><text:span text:style-name="span_.en_pronunciation_.ggo-fonipa-x-emic_pronunciations_entry_letData_body">[</text:span><text:span text:style-name="span_.ggo-fonipa-x-emic_pronunciation_.ggo-fonipa-x-emic_pronunciations_entry_letData_body">aḍḍanvaḍi</text:span><text:span text:style-name="span_.en_pronunciation_.ggo-fonipa-x-emic_pronunciations_entry_letData_body">]</text:span><text:s text:c="1"> </text:s><text:span text:style-name="span_.en_definition_.en_sense_senses_entry_letData_body">air coming across</text:span><text:s text:c="1"> </text:s><text:span text:style-name="span_.te_LexSensepublishStemGlossPubL3_.te_sense_senses_entry_letData_body">అడ్డంగా వచ్చే గాలి</text:span><text:s text:c="1"> </text:s><text:span text:style-name="span_.ggo-Telu-IN_example_.ggo-Telu-IN_examples_sense_senses_entry_letData_body">నిన్నెతల్ అడ్డంవడి వాసెర్ మంత.</text:span><text:s text:c="1"> </text:s><text:span text:style-name="span_.te_translationL3_.te_translations_examples_sense_senses_entry_letData_body">నిన్నటి నుండి అడ్డంగా గాలి వస్తుంది.</text:span><text:s text:c="1"> </text:s></text:p>
      </text:section>
      <text:section text:style-name="Sect_letHead" text:name="Sect_letHead">
        <text:p text:style-name="letter_.ggo-Telu-IN_letHead_body">న<text:variable-set text:name="Left_Guideword_L" text:display="none" text:formula="ooow: " office:value-type="string" office:string-value=""/><text:variable-set text:name="RLeft_Guideword_L" text:display="none" text:formula="ooow: -న్గ" office:value-type="string" office:string-value="-న్గ"/></text:p>
        <text:s text:c="1"> </text:s>
      </text:section>
      <text:section text:style-name="Sect_letData" text:name="Sect_letData">
        <text:p text:style-name="entry_letData_body"><text:span text:style-name="headword_.ggo-Telu-IN_entry_letData_body">-న్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 office:value-type="string" office:string-value="-న్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 office:value-type="string" office:string-value="-న్గ"/></text:span><text:span/><text:s text:c="1"> </text:s><text:span text:style-name="span_.en_pronunciation_.ggo-fonipa-x-emic_pronunciations_entry_letData_body">[</text:span><text:span text:style-name="span_.ggo-fonipa-x-emic_pronunciation_.ggo-fonipa-x-emic_pronunciations_entry_letData_body">nga</text:span><text:span text:style-name="span_.en_pronunciation_.ggo-fonipa-x-emic_pronunciations_entry_letData_body">]</text:span><text:s text:c="1"> </text:s></text:p>
        <text:p text:style-name="entry_letData_body"><text:span text:style-name="headword_.ggo-Telu-IN_entry_letData_body">-న్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టల్" office:value-type="string" office:string-value="-న్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టల్" office:value-type="string" office:string-value="-న్గటల్"/></text:span><text:span/><text:s text:c="1"> </text:s><text:span text:style-name="span_.en_pronunciation_.ggo-fonipa-x-emic_pronunciations_entry_letData_body">[</text:span><text:span text:style-name="span_.ggo-fonipa-x-emic_pronunciation_.ggo-fonipa-x-emic_pronunciations_entry_letData_body">ngaṭal</text:span><text:span text:style-name="span_.en_pronunciation_.ggo-fonipa-x-emic_pronunciations_entry_letData_body">]</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న్‌" office:value-type="string" office:string-value="-ున్‌"/></text:p>
        <text:s text:c="1"> </text:s>
      </text:section>
      <text:section text:style-name="Sect_letData" text:name="Sect_letData">
        <text:p text:style-name="entry_letData_body"><text:span text:style-name="headword_.ggo-Telu-IN_entry_letData_body">-ు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 office:value-type="string" office:string-value="-ు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 office:value-type="string" office:string-value="-ున్‌"/></text:span><text:span/><text:s text:c="1"> </text:s><text:span text:style-name="span_.en_pronunciation_.ggo-fonipa-x-emic_pronunciations_entry_letData_body">[</text:span><text:span text:style-name="span_.ggo-fonipa-x-emic_pronunciation_.ggo-fonipa-x-emic_pronunciations_entry_letData_body">un‌</text:span><text:span text:style-name="span_.en_pronunciation_.ggo-fonipa-x-emic_pronunciations_entry_letData_body">]</text:span><text:s text:c="1"> </text:s><text:span text:style-name="span_.en_partofspeech_.en_grammaticalinfo_sense_senses_entry_letData_body">ns</text:span><text:s text:c="1"> </text:s><text:span text:style-name="span_.en_definition_.en_sense_senses_entry_letData_body">ACC</text:span><text:s text:c="1"> </text:s></text:p>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u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PL.DIST</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ర్" office:value-type="string" office:string-value="-ొర్"/></text:p>
        <text:s text:c="1"> </text:s>
      </text:section>
      <text:section text:style-name="Sect_letData" text:name="Sect_letData">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o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SG</text:span><text:s text:c="1"> </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body" style:family="paragraph" style:parent-style-name=""/>
    <style:style xmlns:style="urn:oasis:names:tc:opendocument:xmlns:style:1.0" style:name="letHead_body" style:family="paragraph" style:parent-style-name="body">
      <style:paragraph-properties style:line-height-at-least="26pt" fo:margin-left="9pt" fo:margin-right="9pt" fo:text-align="center" fo:border-bottom="solid .5pt #808080 " fo:margin-top="18pt" fo:margin-bottom="18pt"/>
      <style:text-properties fo:font-style="normal" fo:font-weight="700" style:font-weight-complex="700"/>
    </style:style>
    <style:style xmlns:style="urn:oasis:names:tc:opendocument:xmlns:style:1.0" style:name="letter_.ggo-Telu-IN_letHead_body" style:family="paragraph" style:parent-style-name="letHead_body" style:default-outline-level="2" style:list-style-name="" style:master-page-name="">
      <style:paragraph-properties style:writing-mode="lr-tb" fo:margin-bottom="18pt" fo:margin-top="18pt" fo:text-align="center" fo:keep-with-next="always" fo:orphans="5" fo:widows="5"/>
      <style:text-properties fo:font-family="Gautami" style:font-name-complex="Gautami" fo:font-size="18pt" style:font-size-complex="18pt" fo:font-weight="700" style:font-weight-complex="700" fo:language="zxx" fo:country="none"/>
    </style:style>
    <style:style xmlns:style="urn:oasis:names:tc:opendocument:xmlns:style:1.0" style:name="letData_body" style:family="paragraph" style:parent-style-name="body">
      <style:paragraph-properties fo:text-align="left"/>
    </style:style>
    <style:style xmlns:style="urn:oasis:names:tc:opendocument:xmlns:style:1.0" style:name="entry_letData_body" style:family="paragraph" style:parent-style-name="letData_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style:style>
    <style:style xmlns:style="urn:oasis:names:tc:opendocument:xmlns:style:1.0" style:name="headword_.ggo-Telu-IN_entry_letData_body" style:family="text" style:parent-style-name="entry_letData_body">
      <style:text-properties fo:font-family="Gautami" style:font-name-complex="Gautami" fo:font-size="10pt" style:font-size-complex="10pt" fo:font-weight="700" style:font-weight-complex="700" fo:background-color="transparent" fo:language="zxx"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body" style:family="text" style:parent-style-name="entry_letData_body"/>
    <style:style xmlns:style="urn:oasis:names:tc:opendocument:xmlns:style:1.0" style:name="pronunciation_.ggo-fonipa-x-emic_pronunciations_entry_letData_body" style:family="text" style:parent-style-name="pronunciations_entry_letData_body">
      <style:text-properties fo:font-family="Tahoma" style:font-name-complex="Tahoma" fo:font-size="10pt" style:font-size-complex="10pt" fo:background-color="transparent" fo:language="zxx" fo:country="none"/>
    </style:style>
    <style:style xmlns:style="urn:oasis:names:tc:opendocument:xmlns:style:1.0" style:name="span_.en_pronunciation_.ggo-fonipa-x-emic_pronunciations_entry_letData_body" style:family="text" style:parent-style-name="pronunciation_.ggo-fonipa-x-emic_pronunciations_entry_letData_body">
      <style:text-properties fo:font-family="Times New Roman" style:font-name-complex="Times New Roman" fo:language="en" fo:country="US"/>
    </style:style>
    <style:style xmlns:style="urn:oasis:names:tc:opendocument:xmlns:style:1.0" style:name="span_.ggo-fonipa-x-emic_pronunciation_.ggo-fonipa-x-emic_pronunciations_entry_letData_body" style:family="text" style:parent-style-name="pronunciation_.ggo-fonipa-x-emic_pronunciations_entry_letData_body">
      <style:text-properties fo:font-family="Tahoma" style:font-name-complex="Tahoma" fo:language="zxx" fo:country="none"/>
    </style:style>
    <style:style xmlns:style="urn:oasis:names:tc:opendocument:xmlns:style:1.0" style:name="senses_entry_letData_body" style:family="text" style:parent-style-name="entry_letData_body"/>
    <style:style xmlns:style="urn:oasis:names:tc:opendocument:xmlns:style:1.0" style:name="sense_senses_entry_letData_body" style:family="text" style:parent-style-name="senses_entry_letData_body">
      <style:text-properties fo:font-weight="400" style:font-weight-complex="400"/>
    </style:style>
    <style:style xmlns:style="urn:oasis:names:tc:opendocument:xmlns:style:1.0" style:name="grammaticalinfo_sense_senses_entry_letData_body" style:family="text" style:parent-style-name="sense_senses_entry_letData_body">
      <style:text-properties fo:font-family="Times New Roman" style:font-name-complex="Times New Roman" fo:font-size="10pt" style:font-size-complex="10pt" fo:font-style="italic" fo:background-color="transparent"/>
    </style:style>
    <style:style xmlns:style="urn:oasis:names:tc:opendocument:xmlns:style:1.0" style:name="partofspeech_.en_grammaticalinfo_sense_senses_entry_letData_body" style:family="text" style:parent-style-name="grammaticalinfo_sense_senses_entry_letData_body">
      <style:text-properties fo:language="en" fo:country="US"/>
    </style:style>
    <style:style xmlns:style="urn:oasis:names:tc:opendocument:xmlns:style:1.0" style:name="span_.en_partofspeech_.en_grammaticalinfo_sense_senses_entry_letData_body" style:family="text" style:parent-style-name="partofspeech_.en_grammaticalinfo_sense_senses_entry_letData_body">
      <style:text-properties fo:font-family="Times New Roman" style:font-name-complex="Times New Roman" fo:language="en" fo:country="US"/>
    </style:style>
    <style:style xmlns:style="urn:oasis:names:tc:opendocument:xmlns:style:1.0" style:name="definition_.en_sense_senses_entry_letData_body" style:family="text" style:parent-style-name="sense_senses_entry_letData_body">
      <style:text-properties fo:language="en" fo:country="US"/>
    </style:style>
    <style:style xmlns:style="urn:oasis:names:tc:opendocument:xmlns:style:1.0" style:name="span_.en_definition_.en_sense_senses_entry_letData_body" style:family="text" style:parent-style-name="definition_.en_sense_senses_entry_letData_body">
      <style:text-properties fo:font-family="Times New Roman" style:font-name-complex="Times New Roman" fo:language="en" fo:country="US"/>
    </style:style>
    <style:style xmlns:style="urn:oasis:names:tc:opendocument:xmlns:style:1.0" style:name="LexSensepublishStemGlossPubL3_.te_sense_senses_entry_letData_body" style:family="text" style:parent-style-name="sense_senses_entry_letData_body">
      <style:text-properties fo:font-family="Gautami" style:font-name-complex="Gautami" fo:font-size="10pt" style:font-size-complex="10pt" fo:language="zxx" fo:country="none"/>
    </style:style>
    <style:style xmlns:style="urn:oasis:names:tc:opendocument:xmlns:style:1.0" style:name="span_.te_LexSensepublishStemGlossPubL3_.te_sense_senses_entry_letData_body" style:family="text" style:parent-style-name="LexSensepublishStemGlossPubL3_.te_sense_senses_entry_letData_body">
      <style:text-properties fo:font-family="Gautami" style:font-name-complex="Gautami" fo:language="zxx" fo:country="none"/>
    </style:style>
    <style:style xmlns:style="urn:oasis:names:tc:opendocument:xmlns:style:1.0" style:name="grammaticalinfo_entry_letData_body" style:family="text" style:parent-style-name="entry_letData_body">
      <style:text-properties fo:font-family="Times New Roman" style:font-name-complex="Times New Roman" fo:font-size="10pt" style:font-size-complex="10pt" fo:font-style="italic" fo:background-color="transparent"/>
    </style:style>
    <style:style xmlns:style="urn:oasis:names:tc:opendocument:xmlns:style:1.0" style:name="partofspeech_.en_grammaticalinfo_entry_letData_body" style:family="text" style:parent-style-name="grammaticalinfo_entry_letData_body">
      <style:text-properties fo:language="en" fo:country="US"/>
    </style:style>
    <style:style xmlns:style="urn:oasis:names:tc:opendocument:xmlns:style:1.0" style:name="span_.en_partofspeech_.en_grammaticalinfo_entry_letData_body" style:family="text" style:parent-style-name="partofspeech_.en_grammaticalinfo_entry_letData_body">
      <style:text-properties fo:font-family="Times New Roman" style:font-name-complex="Times New Roman" fo:language="en" fo:country="US"/>
    </style:style>
    <style:style xmlns:style="urn:oasis:names:tc:opendocument:xmlns:style:1.0" style:name="xsensenumber_sense_senses_entry_letData_body" style:family="text" style:parent-style-name="sense_senses_entry_letData_body">
      <style:text-properties fo:font-family="Times New Roman" style:font-name-complex="Times New Roman" fo:font-weight="700" style:font-weight-complex="700"/>
    </style:style>
    <style:style xmlns:style="urn:oasis:names:tc:opendocument:xmlns:style:1.0" style:name="xitem_.te_LexSensepublishStemGlossPubL3_.te_sense_senses_entry_letData_body" style:family="text" style:parent-style-name="LexSensepublishStemGlossPubL3_.te_sense_senses_entry_letData_body">
      <style:text-properties fo:font-family="Gautami" style:font-name-complex="Gautami" fo:font-size="10pt" style:font-size-complex="10pt" fo:language="zxx" fo:country="none"/>
    </style:style>
    <style:style xmlns:style="urn:oasis:names:tc:opendocument:xmlns:style:1.0" style:name="span_.te_xitem_.te_LexSensepublishStemGlossPubL3_.te_sense_senses_entry_letData_body" style:family="text" style:parent-style-name="xitem_.te_LexSensepublishStemGlossPubL3_.te_sense_senses_entry_letData_body">
      <style:text-properties fo:font-family="Gautami" style:font-name-complex="Gautami" fo:language="zxx" fo:country="none"/>
    </style:style>
    <style:style xmlns:style="urn:oasis:names:tc:opendocument:xmlns:style:1.0" style:name="xitem_.hi_LexSensepublishStemGlossPubL3_.te_sense_senses_entry_letData_body" style:family="text" style:parent-style-name="LexSensepublishStemGlossPubL3_.te_sense_senses_entry_letData_body">
      <style:text-properties fo:font-family="Arial Unicode MS" style:font-name-complex="Arial Unicode MS" fo:font-size="10pt" style:font-size-complex="10pt" fo:language="zxx" fo:country="none"/>
    </style:style>
    <style:style xmlns:style="urn:oasis:names:tc:opendocument:xmlns:style:1.0" style:name="span_.hi_xitem_.hi_LexSensepublishStemGlossPubL3_.te_sense_senses_entry_letData_body" style:family="text" style:parent-style-name="xitem_.hi_LexSensepublishStemGlossPubL3_.te_sense_senses_entry_letData_body">
      <style:text-properties fo:font-family="Arial Unicode MS" style:font-name-complex="Arial Unicode MS" fo:language="zxx" fo:country="none"/>
    </style:style>
    <style:style xmlns:style="urn:oasis:names:tc:opendocument:xmlns:style:1.0" style:name="examples_sense_senses_entry_letData_body" style:family="text" style:parent-style-name="sense_senses_entry_letData_body"/>
    <style:style xmlns:style="urn:oasis:names:tc:opendocument:xmlns:style:1.0" style:name="xitem_examples_sense_senses_entry_letData_body" style:family="text" style:parent-style-name="examples_sense_senses_entry_letData_body"/>
    <style:style xmlns:style="urn:oasis:names:tc:opendocument:xmlns:style:1.0" style:name="example_.ggo-Telu-IN_xitem_examples_sense_senses_entry_letData_body" style:family="text" style:parent-style-name="xitem_examples_sense_senses_entry_letData_body">
      <style:text-properties fo:font-family="Gautami" style:font-name-complex="Gautami" fo:font-size="10pt" style:font-size-complex="10pt" fo:font-style="italic" fo:background-color="transparent" fo:language="zxx" fo:country="none"/>
    </style:style>
    <style:style xmlns:style="urn:oasis:names:tc:opendocument:xmlns:style:1.0" style:name="span_.ggo-Telu-IN_example_.ggo-Telu-IN_xitem_examples_sense_senses_entry_letData_body" style:family="text" style:parent-style-name="example_.ggo-Telu-IN_xitem_examples_sense_senses_entry_letData_body">
      <style:text-properties fo:font-family="Gautami" style:font-name-complex="Gautami" fo:language="zxx" fo:country="none"/>
    </style:style>
    <style:style xmlns:style="urn:oasis:names:tc:opendocument:xmlns:style:1.0" style:name="translations_xitem_examples_sense_senses_entry_letData_body" style:family="text" style:parent-style-name="xitem_examples_sense_senses_entry_letData_body"/>
    <style:style xmlns:style="urn:oasis:names:tc:opendocument:xmlns:style:1.0" style:name="translationL3_.te_translations_xitem_examples_sense_senses_entry_letData_body" style:family="text" style:parent-style-name="translations_xitem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xitem_examples_sense_senses_entry_letData_body" style:family="text" style:parent-style-name="translationL3_.te_translations_xitem_examples_sense_senses_entry_letData_body">
      <style:text-properties fo:font-family="Gautami" style:font-name-complex="Gautami" fo:language="zxx" fo:country="none"/>
    </style:style>
    <style:style xmlns:style="urn:oasis:names:tc:opendocument:xmlns:style:1.0" style:name="primaryrefs_entry_letData_body" style:family="text" style:parent-style-name="entry_letData_body"/>
    <style:style xmlns:style="urn:oasis:names:tc:opendocument:xmlns:style:1.0" style:name="span_.en_primaryrefs_entry_letData_body" style:family="text" style:parent-style-name="primaryrefs_entry_letData_body">
      <style:text-properties fo:font-family="Times New Roman" style:font-name-complex="Times New Roman" fo:language="en" fo:country="US"/>
    </style:style>
    <style:style xmlns:style="urn:oasis:names:tc:opendocument:xmlns:style:1.0" style:name="entryreftype_primaryrefs_entry_letData_body" style:family="text" style:parent-style-name="primaryrefs_entry_letData_body"/>
    <style:style xmlns:style="urn:oasis:names:tc:opendocument:xmlns:style:1.0" style:name="LexEntryTypepublishStemEntryTypeAbbreviationPub_.en_entryreftype_primaryrefs_entry_letData_body" style:family="text" style:parent-style-name="entryreftype_primaryrefs_entry_letData_body">
      <style:text-properties fo:language="en" fo:country="US"/>
    </style:style>
    <style:style xmlns:style="urn:oasis:names:tc:opendocument:xmlns:style:1.0" style:name="span_.en_LexEntryTypepublishStemEntryTypeAbbreviationPub_.en_entryreftype_primaryrefs_entry_letData_body" style:family="text" style:parent-style-name="LexEntryTypepublishStemEntryTypeAbbreviationPub_.en_entryreftype_primaryrefs_entry_letData_body">
      <style:text-properties fo:font-family="Times New Roman" style:font-name-complex="Times New Roman" fo:language="en" fo:country="US"/>
    </style:style>
    <style:style xmlns:style="urn:oasis:names:tc:opendocument:xmlns:style:1.0" style:name="entryrefcomponent_primaryrefs_entry_letData_body" style:family="text" style:parent-style-name="primaryrefs_entry_letData_body"/>
    <style:style xmlns:style="urn:oasis:names:tc:opendocument:xmlns:style:1.0" style:name="a_entryrefcomponent_primaryrefs_entry_letData_body" style:family="text" style:parent-style-name="entryrefcomponent_primaryrefs_entry_letData_body"/>
    <style:style xmlns:style="urn:oasis:names:tc:opendocument:xmlns:style:1.0" style:name="LexEntrypublishStemComponentTargetHeadWordRef_.ggo-Telu-IN_a_entryrefcomponent_primaryrefs_entry_letData_body" style:family="text" style:parent-style-name="a_entryrefcomponent_primary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example_.ggo-Telu-IN_examples_sense_senses_entry_letData_body" style:family="text" style:parent-style-name="examples_sense_senses_entry_letData_body">
      <style:text-properties fo:font-family="Gautami" style:font-name-complex="Gautami" fo:font-size="10pt" style:font-size-complex="10pt" fo:font-style="italic" fo:background-color="transparent" fo:language="zxx" fo:country="none"/>
    </style:style>
    <style:style xmlns:style="urn:oasis:names:tc:opendocument:xmlns:style:1.0" style:name="span_.ggo-Telu-IN_example_.ggo-Telu-IN_examples_sense_senses_entry_letData_body" style:family="text" style:parent-style-name="example_.ggo-Telu-IN_examples_sense_senses_entry_letData_body">
      <style:text-properties fo:font-family="Gautami" style:font-name-complex="Gautami" fo:language="zxx" fo:country="none"/>
    </style:style>
    <style:style xmlns:style="urn:oasis:names:tc:opendocument:xmlns:style:1.0" style:name="translations_examples_sense_senses_entry_letData_body" style:family="text" style:parent-style-name="examples_sense_senses_entry_letData_body"/>
    <style:style xmlns:style="urn:oasis:names:tc:opendocument:xmlns:style:1.0" style:name="translationL3_.te_translations_examples_sense_senses_entry_letData_body" style:family="text" style:parent-style-name="translations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examples_sense_senses_entry_letData_body" style:family="text" style:parent-style-name="translationL3_.te_translations_examples_sense_senses_entry_letData_body">
      <style:text-properties fo:font-family="Gautami" style:font-name-complex="Gautami" fo:language="zxx" fo:country="none"/>
    </style:style>
    <style:style xmlns:style="urn:oasis:names:tc:opendocument:xmlns:style:1.0" style:name="complexformrefs_entry_letData_body" style:family="text" style:parent-style-name="entry_letData_body"/>
    <style:style xmlns:style="urn:oasis:names:tc:opendocument:xmlns:style:1.0" style:name="complexformtype_complexformrefs_entry_letData_body" style:family="text" style:parent-style-name="complexformrefs_entry_letData_body"/>
    <style:style xmlns:style="urn:oasis:names:tc:opendocument:xmlns:style:1.0" style:name="LexEntryTypepublishStemComplexFormTypeReverseAbbrPub_.en_complexformtype_complexformrefs_entry_letData_body" style:family="text" style:parent-style-name="complexformtype_complexformrefs_entry_letData_body">
      <style:text-properties fo:language="en" fo:country="US"/>
    </style:style>
    <style:style xmlns:style="urn:oasis:names:tc:opendocument:xmlns:style:1.0" style:name="span_.en_LexEntryTypepublishStemComplexFormTypeReverseAbbrPub_.en_complexformtype_complexformrefs_entry_letData_body" style:family="text" style:parent-style-name="LexEntryTypepublishStemComplexFormTypeReverseAbbrPub_.en_complexformtype_complexformrefs_entry_letData_body">
      <style:text-properties fo:font-family="Times New Roman" style:font-name-complex="Times New Roman" fo:language="en" fo:country="US"/>
    </style:style>
    <style:style xmlns:style="urn:oasis:names:tc:opendocument:xmlns:style:1.0" style:name="complexformform_.ggo-Telu-IN_complexformrefs_entry_letData_body" style:family="text" style:parent-style-name="complexform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LexSensepublishStemGlossPubL4_.hi_sense_senses_entry_letData_body" style:family="text" style:parent-style-name="sense_senses_entry_letData_body">
      <style:text-properties fo:font-family="Arial Unicode MS" style:font-name-complex="Arial Unicode MS" fo:font-size="10pt" style:font-size-complex="10pt" fo:language="zxx" fo:country="none"/>
    </style:style>
    <style:style xmlns:style="urn:oasis:names:tc:opendocument:xmlns:style:1.0" style:name="span_.hi_LexSensepublishStemGlossPubL4_.hi_sense_senses_entry_letData_body" style:family="text" style:parent-style-name="LexSensepublishStemGlossPubL4_.hi_sense_senses_entry_letData_body">
      <style:text-properties fo:font-family="Arial Unicode MS" style:font-name-complex="Arial Unicode MS" fo:language="zxx" fo:country="none"/>
    </style:style>
    <style:style xmlns:style="urn:oasis:names:tc:opendocument:xmlns:style:1.0" style:name="translation_.en_translations_examples_sense_senses_entry_letData_body" style:family="text" style:parent-style-name="translations_examples_sense_senses_entry_letData_body">
      <style:text-properties fo:language="en" fo:country="US"/>
    </style:style>
    <style:style xmlns:style="urn:oasis:names:tc:opendocument:xmlns:style:1.0" style:name="xitem_.en_translation_.en_translations_examples_sense_senses_entry_letData_body" style:family="text" style:parent-style-name="translation_.en_translations_examples_sense_senses_entry_letData_body">
      <style:text-properties fo:language="en" fo:country="US"/>
    </style:style>
    <style:style xmlns:style="urn:oasis:names:tc:opendocument:xmlns:style:1.0" style:name="span_.en_xitem_.en_translation_.en_translations_examples_sense_senses_entry_letData_body" style:family="text" style:parent-style-name="xitem_.en_translation_.en_translations_examples_sense_senses_entry_letData_body">
      <style:text-properties fo:font-family="Times New Roman" style:font-name-complex="Times New Roman" fo:language="en" fo:country="US"/>
    </style:style>
    <style:style xmlns:style="urn:oasis:names:tc:opendocument:xmlns:style:1.0" style:name="xitem_.te_translation_.en_translations_examples_sense_senses_entry_letData_body" style:family="text" style:parent-style-name="translation_.en_translations_examples_sense_senses_entry_letData_body">
      <style:text-properties fo:font-family="Gautami" style:font-name-complex="Gautami" fo:font-size="10pt" style:font-size-complex="10pt" fo:language="zxx" fo:country="none"/>
    </style:style>
    <style:style xmlns:style="urn:oasis:names:tc:opendocument:xmlns:style:1.0" style:name="span_.te_xitem_.te_translation_.en_translations_examples_sense_senses_entry_letData_body" style:family="text" style:parent-style-name="xitem_.te_translation_.en_translations_examples_sense_senses_entry_letData_body">
      <style:text-properties fo:font-family="Gautami" style:font-name-complex="Gautami"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paragraph-properties style:line-height-at-least="26pt" fo:margin-left="9pt" fo:margin-right="9pt" fo:text-align="center" fo:border-bottom="solid .5pt #808080 " fo:margin-top="18pt" fo:margin-bottom="18pt"/>
      <style:text-properties fo:font-style="normal" fo:font-weight="700"/>
    </style:style>
    <style:style style:name="letter" style:family="paragraph" style:parent-style-name="none">
      <style:paragraph-properties style:writing-mode="lr-tb" fo:margin-bottom="18pt" fo:margin-top="18pt" fo:text-align="center" fo:keep-with-next="always" fo:orphans="5" fo:widows="5"/>
      <style:text-properties fo:font-family="Times New Roman" fo:font-size="18pt" fo:font-weight="700"/>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family="Times New Roman"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fo:background-color="transparent"/>
      <style:text-properties fo:font-family="Gautami" fo:font-size="10pt" fo:font-style="italic" fo:background-color="transparent"/>
    </style:styl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Gautami" fo:font-size="10pt" fo:font-weight="700" fo:background-color="transparent"/>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LexSensepublishStemGlossPub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LexSensepublishStemGlossPubL4"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Arial Unicode MS" fo:font-size="10pt"/>
    </style:style>
    <style:style style:name="pronunciation" style:family="paragraph" style:parent-style-name="none">
      <style:paragraph-properties fo:text-indent="0pt" fo:margin-left="0pt" fo:padding-bottom="2pt" fo:border-bottom="0.5pt solid #ffffff" fo:border-top="0.5pt solid #ffffff" fo:border-left="0.5pt solid #ffffff" fo:border-right="0.5pt solid #ffffff" fo:padding-top="1pt" fo:background-color="transparent"/>
      <style:text-properties fo:font-family="Tahoma" fo:font-size="10pt" fo:background-color="transparent"/>
    </style:style>
    <style:style style:name="translation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complexentryform" style:family="paragraph" style:parent-style-name="none">
      <style:text-properties fo:font-weight="700"/>
    </style:style>
    <style:style style:name="crossref" style:family="paragraph" style:parent-style-name="none">
      <style:paragraph-properties fo:background-color="transparent"/>
      <style:text-properties fo:font-weight="700" fo:background-color="transparent"/>
    </style:style>
    <style:style style:name="crossreftype" style:family="paragraph" style:parent-style-name="none">
      <style:paragraph-properties fo:background-color="transparent"/>
      <style:text-properties fo:font-style="italic" fo:font-weight="700" fo:background-color="transparent"/>
    </style:style>
    <style:style style:name="grammaticalinfominor" style:family="paragraph" style:parent-style-name="none">
      <style:text-properties fo:font-style="italic"/>
    </style:style>
    <style:style style:name="grammaticalinfosub" style:family="paragraph" style:parent-style-name="none">
      <style:paragraph-properties fo:background-color="transparent"/>
      <style:text-properties fo:font-style="italic" fo:background-color="transparent"/>
    </style:style>
    <style:style style:name="headwordminor" style:family="paragraph" style:parent-style-name="none">
      <style:paragraph-properties fo:background-color="transparent"/>
      <style:text-properties fo:font-weight="700" fo:background-color="transparent"/>
    </style:style>
    <style:style style:name="headwordsub" style:family="paragraph" style:parent-style-name="none">
      <style:paragraph-properties fo:background-color="transparent"/>
      <style:text-properties fo:font-weight="700" fo:background-color="transparent"/>
    </style:style>
    <style:style style:name="LexEntrypublishRootMinorPrimaryTargetMLHeadWordPub" style:family="paragraph" style:parent-style-name="none">
      <style:paragraph-properties fo:background-color="transparent"/>
      <style:text-properties fo:font-weight="700" fo:background-color="transparent"/>
    </style:style>
    <style:style style:name="LexEntrypublishStemMinorPrimaryTargetMLHeadWordPub" style:family="paragraph" style:parent-style-name="none">
      <style:text-properties fo:font-weight="700"/>
    </style:style>
    <style:style style:name="LexEntrypublishStemParaHomographNumber" style:family="paragraph" style:parent-style-name="none">
      <style:text-properties fo:font-size="10pt" style:text-position="super 55%"/>
    </style:style>
    <style:style style:name="lexreftype" style:family="paragraph" style:parent-style-name="none">
      <style:paragraph-properties fo:background-color="transparent"/>
      <style:text-properties fo:font-style="italic" fo:font-weight="700" fo:background-color="transparent"/>
    </style:style>
    <style:style style:name="lexreftypesub" style:family="paragraph" style:parent-style-name="none">
      <style:paragraph-properties fo:background-color="transparent"/>
      <style:text-properties fo:font-style="italic" fo:font-weight="700" fo:background-color="transparent"/>
    </style:style>
    <style:style style:name="mainentryrefminor" style:family="paragraph" style:parent-style-name="none">
      <style:text-properties fo:font-weight="700"/>
    </style:style>
    <style:style style:name="mainentryref" style:family="paragraph" style:parent-style-name="none">
      <style:text-properties fo:font-weight="700"/>
    </style:style>
    <style:style style:name="revData" style:family="paragraph" style:parent-style-name="none">
      <style:paragraph-properties fo:text-align="left"/>
    </style:style>
    <style:style style:name="revEntry" style:family="paragraph" style:parent-style-name="none">
      <style:paragraph-properties fo:text-align="left" fo:margin-left="12pt" fo:text-indent="-12pt"/>
      <style:text-properties fo:font-size="10pt"/>
    </style:style>
    <style:style style:name="revHeader" style:family="paragraph" style:parent-style-name="none">
      <style:paragraph-properties fo:text-align="center" fo:border-bottom="solid .5pt #808080 " fo:margin-top="18pt" fo:margin-right="9pt" fo:margin-bottom="18pt" fo:margin-left="9pt"/>
      <style:text-properties fo:font-size="18pt" fo:font-weight="700"/>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fo:font-family="Times New Roman"/>
    </style:style>
    <style:style style:name="sensecomplexentryform" style:family="paragraph" style:parent-style-name="none">
      <style:text-properties fo:font-weight="700"/>
    </style:style>
    <style:style style:name="sensecrossref" style:family="paragraph" style:parent-style-name="none">
      <style:paragraph-properties fo:background-color="transparent"/>
      <style:text-properties fo:font-weight="700" fo:background-color="transparent"/>
    </style:style>
    <style:style style:name="sensecrossrefsub" style:family="paragraph" style:parent-style-name="none">
      <style:paragraph-properties fo:background-color="transparent"/>
      <style:text-properties fo:font-weight="700" fo:background-color="transparent"/>
    </style:style>
    <style:style style:name="sensemainentryref" style:family="paragraph" style:parent-style-name="none">
      <style:text-properties fo:font-weight="700"/>
    </style:style>
    <style:style style:name="variantrefform" style:family="paragraph" style:parent-style-name="none">
      <style:text-properties fo:font-weight="700"/>
    </style:style>
    <style:style style:name="xhomographnumber" style:family="paragraph" style:parent-style-name="none">
      <style:text-properties fo:font-size="100%" fo:font-weight="700" style:text-position="sub 55%"/>
    </style:style>
    <style:style style:name="xlanguagetag"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ictureCenter"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CoverPageTitle" style:family="paragraph" style:parent-style-name="none">
      <style:text-properties fo:font-family="Charis SIL" fo:font-size="24pt"/>
    </style:style>
    <style:style style:name="minorentry" style:family="paragraph" style:parent-style-name="none">
      <style:paragraph-properties fo:text-align="left" fo:margin-left="12pt" fo:text-indent="-12pt"/>
    </style:style>
    <style:style style:name="minorentryvariant" style:family="paragraph" style:parent-style-name="none">
      <style:paragraph-properties fo:text-align="left" fo:margin-left="12pt" fo:text-indent="-12pt"/>
    </style:style>
    <style:style style:name="minorentrycomplex" style:family="paragraph" style:parent-style-name="none">
      <style:paragraph-properties fo:text-align="left" fo:margin-left="12pt" fo:text-indent="-12pt"/>
    </style:style>
    <style:style style:name="span_headword.-configtarget.-configtargets" style:family="paragraph" style:parent-style-name="none">
      <style:text-properties fo:font-weight="400"/>
    </style:style>
    <style:style style:name="captionContent" style:family="paragraph" style:parent-style-name="none">
      <style:paragraph-properties fo:margin-top="0pt" fo:margin-right="0pt" fo:margin-bottom="4pt" fo:margin-left="4pt" fo:padding-bottom="20pt" fo:border-bottom="0.5pt solid #ffffff" fo:border-top="0.5pt solid #ffffff" fo:border-left="0.5pt solid #ffffff" fo:border-right="0.5pt solid #ffffff" fo:text-indent="0pt" fo:text-align="center"/>
    </style:style>
    <style:style style:name="subentry" style:family="paragraph" style:parent-style-name="none">
      <style:paragraph-properties fo:text-align="left" fo:margin-left="0pt" fo:background-color="transparent"/>
      <style:text-properties text:display="block" fo:background-color="transparent"/>
    </style:style>
    <style:style style:name="complexform" style:family="paragraph" style:parent-style-name="none">
      <style:paragraph-properties fo:text-indent="24pt"/>
    </style:style>
    <style:style style:name="xitem_.tpi" style:family="paragraph" style:parent-style-name="none">
      <style:paragraph-properties fo:background-color="transparent"/>
    </style:style>
    <style:style style:name="exampl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5 solid #808080" text:number-lines="false" text:line-number="0">
        <style:tab-stops>
          <style:tab-stop style:position="2.401575in" style:type="center"/>
          <style:tab-stop style:position="4.80315in" style:type="right"/>
        </style:tab-stops>
      </style:paragraph-properties>
      <style:text-properties style:font-name="Times New Roman" fo:font-weight="bold"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bold"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ame" style:family="graphic" style:parent-style-name="Graphics">
      <style:graphic-properties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counter(page)|"/>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Gautami" style:font-name-complex="Gautami"/>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fo:margin-top="28.34646pt" style:writing-mode="lr-tb" fo:font-family="Gautami" style:font-name-complex="Gautami" fo:font-weight="700" fo:font-size="12pt"/>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Gautami" style:font-name-complex="Gautami"/>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5.84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style:page-layout style:name="pm7">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span text:style-name="MT2">
            <text:variable-get text:name="RLeft_Guideword_L" office:value-type="string"/>
          </text:span>
          <text:tab/>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span text:style-name="MT3">
            <text:page-number text:select-page="current">4</text:page-number>
          </text:span>
          <text:tab/>
          <text:tab/>
          <text:span text:style-name="MT1">
            <text:variable-get text:name="Left_Guideword_L" office:value-type="string"/>
          </text:span>
          <text:span text:style-name="MT2">
            <text:variable-get text:name="RLeft_Guideword_L" office:value-type="string"/>
          </text:span>
        </text:p>
      </style:header>
      <style:footer>
        <text:p text:style-name="Footer">
          <draw:frame draw:style-name="Mfr1" draw:name="Frame1" text:anchor-type="paragraph" svg:y="55.94291pt" fo:min-width="100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6-10-26T15:03:05</meta:creation-date>
    <dc:creator>Samdoss</dc:creator>
    <dc:date>2016-10-26T15:03:05</dc:date>
    <dc:description/>
    <dc:subject>Foreign Literatures and Linguistics; Language Documentation; Dictionary; Reference</dc:subject>
    <dc:title/>
    <meta:editing-cycles>1</meta:editing-cycles>
    <meta:editing-duration>PT2M27S</meta:editing-duration>
    <meta:user-defined meta:name="Author"/>
    <meta:user-defined meta:name="Publisher"/>
    <meta:user-defined meta:name="Copyright Holder">© 2016 SIL International®. All Rights Reserved.</meta:user-defined>
    <meta:user-defined meta:name="Assembly-Version">LibreOfficeConvert 1.13.4.4657</meta:user-defined>
    <meta:user-defined meta:name="Created-By">PathwayB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pathway\src\Test\XhtmlExport\TestFiles\output\Gondwana Sample\PreserveGondwana Sample"
Const IsPreview = "False"
Const RunMacroFirstTime = "True"
Const IsCoverImageInserted = "false"
Const IsTOC = "false"

'Changed On Mar-24-2014 for TD-3888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